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05pt" fo:break-before="auto" style:use-optimal-row-height="true"/>
    </style:style>
    <style:style style:name="ro2" style:family="table-row">
      <style:table-row-properties style:row-height="44.84pt" fo:break-before="auto" style:use-optimal-row-height="true"/>
    </style:style>
    <style:style style:name="ro3" style:family="table-row">
      <style:table-row-properties style:row-height="33.9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tation Name</text:p>
          </table:table-cell>
          <table:table-cell table:style-name="ce1" office:value-type="string" calcext:value-type="string">
            <text:p>  River Basin  </text:p>
          </table:table-cell>
          <table:table-cell table:style-name="ce1" office:value-type="string" calcext:value-type="string">
            <text:p>County</text:p>
          </table:table-cell>
          <table:table-cell table:style-name="ce1" office:value-type="string" calcext:value-type="string">
            <text:p>  Longitude  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 Elevation </text:p>
            <text:p>Feet</text:p>
          </table:table-cell>
          <table:table-cell table:style-name="ce1" office:value-type="string" calcext:value-type="string">
            <text:p>Operator</text:p>
          </table:table-cell>
          <table:table-cell table:style-name="ce1" office:value-type="string" calcext:value-type="string">
            <text:p>Map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ADM" xlink:type="simple">ADM</text:a></text:p>
          </table:table-cell>
          <table:table-cell office:value-type="string" calcext:value-type="string">
            <text:p>ADIN MOUNTAIN</text:p>
          </table:table-cell>
          <table:table-cell office:value-type="string" calcext:value-type="string">
            <text:p>PIT R</text:p>
          </table:table-cell>
          <table:table-cell office:value-type="string" calcext:value-type="string">
            <text:p>MODOC</text:p>
          </table:table-cell>
          <table:table-cell office:value-type="float" office:value="-120.792" calcext:value-type="float">
            <text:p>-120.792</text:p>
          </table:table-cell>
          <table:table-cell office:value-type="float" office:value="41.237" calcext:value-type="float">
            <text:p>41.237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ADM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AGP" xlink:type="simple">AGP</text:a></text:p>
          </table:table-cell>
          <table:table-cell office:value-type="string" calcext:value-type="string">
            <text:p>AGNEW PASS</text:p>
          </table:table-cell>
          <table:table-cell office:value-type="string" calcext:value-type="string">
            <text:p>SAN JOAQUIN R</text:p>
          </table:table-cell>
          <table:table-cell office:value-type="string" calcext:value-type="string">
            <text:p>MADERA</text:p>
          </table:table-cell>
          <table:table-cell office:value-type="float" office:value="-119.143" calcext:value-type="float">
            <text:p>-119.143</text:p>
          </table:table-cell>
          <table:table-cell office:value-type="float" office:value="37.7244" calcext:value-type="float">
            <text:p>37.7244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CA Dept of Water Resources/Flood Management</text:p>
          </table:table-cell>
          <table:table-cell office:value-type="string" calcext:value-type="string">
            <text:p><text:a xlink:href="http://cdec.water.ca.gov/cgi-progs/nearbymap?sta=AGP" xlink:type="simple"> </text:a></text:p>
          </table:table-cell>
        </table:table-row>
        <table:table-row table:style-name="ro3">
          <table:table-cell office:value-type="string" calcext:value-type="string">
            <text:p><text:a xlink:href="http://cdec.water.ca.gov/cgi-progs/staMeta?station_id=ALP" xlink:type="simple">ALP</text:a></text:p>
          </table:table-cell>
          <table:table-cell office:value-type="string" calcext:value-type="string">
            <text:p>ALPHA (SMUD)</text:p>
          </table:table-cell>
          <table:table-cell office:value-type="string" calcext:value-type="string">
            <text:p>AMERICAN R</text:p>
          </table:table-cell>
          <table:table-cell office:value-type="string" calcext:value-type="string">
            <text:p>EL DORADO</text:p>
          </table:table-cell>
          <table:table-cell office:value-type="float" office:value="-120.21565" calcext:value-type="float">
            <text:p>-120.21565</text:p>
          </table:table-cell>
          <table:table-cell office:value-type="float" office:value="38.80419" calcext:value-type="float">
            <text:p>38.80419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Sacramento Municipal Utility District</text:p>
          </table:table-cell>
          <table:table-cell office:value-type="string" calcext:value-type="string">
            <text:p>  N / A 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BCB" xlink:type="simple">BCB</text:a></text:p>
          </table:table-cell>
          <table:table-cell office:value-type="string" calcext:value-type="string">
            <text:p>BLACKCAP BASIN</text:p>
          </table:table-cell>
          <table:table-cell office:value-type="string" calcext:value-type="string">
            <text:p>KINGS R</text:p>
          </table:table-cell>
          <table:table-cell office:value-type="string" calcext:value-type="string">
            <text:p>FRESNO</text:p>
          </table:table-cell>
          <table:table-cell office:value-type="float" office:value="-118.77" calcext:value-type="float">
            <text:p>-118.77</text:p>
          </table:table-cell>
          <table:table-cell office:value-type="float" office:value="37.067" calcext:value-type="float">
            <text:p>37.067</text:p>
          </table:table-cell>
          <table:table-cell office:value-type="float" office:value="10300" calcext:value-type="float">
            <text:p>1030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<text:a xlink:href="http://cdec.water.ca.gov/cgi-progs/nearbymap?sta=BCB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BCH" xlink:type="simple">BCH</text:a></text:p>
          </table:table-cell>
          <table:table-cell office:value-type="string" calcext:value-type="string">
            <text:p>BEACH MEADOWS</text:p>
          </table:table-cell>
          <table:table-cell office:value-type="string" calcext:value-type="string">
            <text:p>KERN R</text:p>
          </table:table-cell>
          <table:table-cell office:value-type="string" calcext:value-type="string">
            <text:p>TULARE</text:p>
          </table:table-cell>
          <table:table-cell office:value-type="float" office:value="-118.29346" calcext:value-type="float">
            <text:p>-118.29346</text:p>
          </table:table-cell>
          <table:table-cell office:value-type="float" office:value="36.12609" calcext:value-type="float">
            <text:p>36.12609</text:p>
          </table:table-cell>
          <table:table-cell office:value-type="float" office:value="7650" calcext:value-type="float">
            <text:p>765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  N / A 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BFL" xlink:type="simple">BFL</text:a></text:p>
          </table:table-cell>
          <table:table-cell office:value-type="string" calcext:value-type="string">
            <text:p>BIG FLAT</text:p>
          </table:table-cell>
          <table:table-cell office:value-type="string" calcext:value-type="string">
            <text:p>TRINITY R</text:p>
          </table:table-cell>
          <table:table-cell office:value-type="string" calcext:value-type="string">
            <text:p>TRINITY</text:p>
          </table:table-cell>
          <table:table-cell office:value-type="float" office:value="-122.942" calcext:value-type="float">
            <text:p>-122.942</text:p>
          </table:table-cell>
          <table:table-cell office:value-type="float" office:value="41.08" calcext:value-type="float">
            <text:p>41.08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BFL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BGP" xlink:type="simple">BGP</text:a></text:p>
          </table:table-cell>
          <table:table-cell office:value-type="string" calcext:value-type="string">
            <text:p>BIG PINE CREEK</text:p>
          </table:table-cell>
          <table:table-cell office:value-type="string" calcext:value-type="string">
            <text:p>OWENS R</text:p>
          </table:table-cell>
          <table:table-cell office:value-type="string" calcext:value-type="string">
            <text:p>INYO</text:p>
          </table:table-cell>
          <table:table-cell office:value-type="float" office:value="-118.47816" calcext:value-type="float">
            <text:p>-118.47816</text:p>
          </table:table-cell>
          <table:table-cell office:value-type="float" office:value="37.12786" calcext:value-type="float">
            <text:p>37.12786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  N / A 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BIM" xlink:type="simple">BIM</text:a></text:p>
          </table:table-cell>
          <table:table-cell office:value-type="string" calcext:value-type="string">
            <text:p>BIG MEADOWS (DWR)</text:p>
          </table:table-cell>
          <table:table-cell office:value-type="string" calcext:value-type="string">
            <text:p>KINGS R</text:p>
          </table:table-cell>
          <table:table-cell office:value-type="string" calcext:value-type="string">
            <text:p>TULARE</text:p>
          </table:table-cell>
          <table:table-cell office:value-type="float" office:value="-118.84343" calcext:value-type="float">
            <text:p>-118.84343</text:p>
          </table:table-cell>
          <table:table-cell office:value-type="float" office:value="36.71537" calcext:value-type="float">
            <text:p>36.71537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  N / A 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BKL" xlink:type="simple">BKL</text:a></text:p>
          </table:table-cell>
          <table:table-cell office:value-type="string" calcext:value-type="string">
            <text:p>BUCKS LAKE</text:p>
          </table:table-cell>
          <table:table-cell office:value-type="string" calcext:value-type="string">
            <text:p>FEATHER R</text:p>
          </table:table-cell>
          <table:table-cell office:value-type="string" calcext:value-type="string">
            <text:p>PLUMAS</text:p>
          </table:table-cell>
          <table:table-cell office:value-type="float" office:value="-121.242" calcext:value-type="float">
            <text:p>-121.242</text:p>
          </table:table-cell>
          <table:table-cell office:value-type="float" office:value="39.85" calcext:value-type="float">
            <text:p>39.85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CA Dept of Water Resources/O &amp; M</text:p>
          </table:table-cell>
          <table:table-cell office:value-type="string" calcext:value-type="string">
            <text:p><text:a xlink:href="http://cdec.water.ca.gov/cgi-progs/nearbymap?sta=BKL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BLA" xlink:type="simple">BLA</text:a></text:p>
          </table:table-cell>
          <table:table-cell office:value-type="string" calcext:value-type="string">
            <text:p>BLACKS MOUNTAIN</text:p>
          </table:table-cell>
          <table:table-cell office:value-type="string" calcext:value-type="string">
            <text:p>PIT R</text:p>
          </table:table-cell>
          <table:table-cell office:value-type="string" calcext:value-type="string">
            <text:p>LASSEN</text:p>
          </table:table-cell>
          <table:table-cell office:value-type="float" office:value="-121.19972" calcext:value-type="float">
            <text:p>-121.19972</text:p>
          </table:table-cell>
          <table:table-cell office:value-type="float" office:value="40.76984" calcext:value-type="float">
            <text:p>40.76984</text:p>
          </table:table-cell>
          <table:table-cell office:value-type="float" office:value="7050" calcext:value-type="float">
            <text:p>705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  N / A 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BLC" xlink:type="simple">BLC</text:a></text:p>
          </table:table-cell>
          <table:table-cell office:value-type="string" calcext:value-type="string">
            <text:p>BLUE CANYON</text:p>
          </table:table-cell>
          <table:table-cell office:value-type="string" calcext:value-type="string">
            <text:p>AMERICAN R</text:p>
          </table:table-cell>
          <table:table-cell office:value-type="string" calcext:value-type="string">
            <text:p>PLACER</text:p>
          </table:table-cell>
          <table:table-cell office:value-type="float" office:value="-120.70871" calcext:value-type="float">
            <text:p>-120.70871</text:p>
          </table:table-cell>
          <table:table-cell office:value-type="float" office:value="39.28011" calcext:value-type="float">
            <text:p>39.28011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BLC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BLD" xlink:type="simple">BLD</text:a></text:p>
          </table:table-cell>
          <table:table-cell office:value-type="string" calcext:value-type="string">
            <text:p>BLOODS CREEK</text:p>
          </table:table-cell>
          <table:table-cell office:value-type="string" calcext:value-type="string">
            <text:p>STANISLAUS R</text:p>
          </table:table-cell>
          <table:table-cell office:value-type="string" calcext:value-type="string">
            <text:p>ALPINE</text:p>
          </table:table-cell>
          <table:table-cell office:value-type="float" office:value="-120.033" calcext:value-type="float">
            <text:p>-120.033</text:p>
          </table:table-cell>
          <table:table-cell office:value-type="float" office:value="38.45" calcext:value-type="float">
            <text:p>38.45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BLD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BLK" xlink:type="simple">BLK</text:a></text:p>
          </table:table-cell>
          <table:table-cell office:value-type="string" calcext:value-type="string">
            <text:p>BLUE LAKES</text:p>
          </table:table-cell>
          <table:table-cell office:value-type="string" calcext:value-type="string">
            <text:p>MOKELUMNE R</text:p>
          </table:table-cell>
          <table:table-cell office:value-type="string" calcext:value-type="string">
            <text:p>ALPINE</text:p>
          </table:table-cell>
          <table:table-cell office:value-type="float" office:value="-119.931" calcext:value-type="float">
            <text:p>-119.931</text:p>
          </table:table-cell>
          <table:table-cell office:value-type="float" office:value="38.613" calcext:value-type="float">
            <text:p>38.61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BLK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BLS" xlink:type="simple">BLS</text:a></text:p>
          </table:table-cell>
          <table:table-cell office:value-type="string" calcext:value-type="string">
            <text:p>BLACK SPRINGS</text:p>
          </table:table-cell>
          <table:table-cell office:value-type="string" calcext:value-type="string">
            <text:p>STANISLAUS R</text:p>
          </table:table-cell>
          <table:table-cell office:value-type="string" calcext:value-type="string">
            <text:p>CALAVERAS</text:p>
          </table:table-cell>
          <table:table-cell office:value-type="float" office:value="-120.192" calcext:value-type="float">
            <text:p>-120.192</text:p>
          </table:table-cell>
          <table:table-cell office:value-type="float" office:value="38.375" calcext:value-type="float">
            <text:p>38.375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BLS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BMW" xlink:type="simple">BMW</text:a></text:p>
          </table:table-cell>
          <table:table-cell office:value-type="string" calcext:value-type="string">
            <text:p>BIG MEADOWS (SCS)</text:p>
          </table:table-cell>
          <table:table-cell office:value-type="string" calcext:value-type="string">
            <text:p>TRUCKEE R</text:p>
          </table:table-cell>
          <table:table-cell office:value-type="string" calcext:value-type="string">
            <text:p>State of Nevada</text:p>
          </table:table-cell>
          <table:table-cell office:value-type="float" office:value="-119.946" calcext:value-type="float">
            <text:p>-119.946</text:p>
          </table:table-cell>
          <table:table-cell office:value-type="float" office:value="39.458" calcext:value-type="float">
            <text:p>39.458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  N / A 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BNK" xlink:type="simple">BNK</text:a></text:p>
          </table:table-cell>
          <table:table-cell office:value-type="string" calcext:value-type="string">
            <text:p>BONANZA KING</text:p>
          </table:table-cell>
          <table:table-cell office:value-type="string" calcext:value-type="string">
            <text:p>TRINITY R</text:p>
          </table:table-cell>
          <table:table-cell office:value-type="string" calcext:value-type="string">
            <text:p>TRINITY</text:p>
          </table:table-cell>
          <table:table-cell office:value-type="float" office:value="-122.628" calcext:value-type="float">
            <text:p>-122.628</text:p>
          </table:table-cell>
          <table:table-cell office:value-type="float" office:value="41.083" calcext:value-type="float">
            <text:p>41.083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BNK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BSH" xlink:type="simple">BSH</text:a></text:p>
          </table:table-cell>
          <table:table-cell office:value-type="string" calcext:value-type="string">
            <text:p>BISHOP PASS</text:p>
          </table:table-cell>
          <table:table-cell office:value-type="string" calcext:value-type="string">
            <text:p>KINGS R</text:p>
          </table:table-cell>
          <table:table-cell office:value-type="string" calcext:value-type="string">
            <text:p>FRESNO</text:p>
          </table:table-cell>
          <table:table-cell office:value-type="float" office:value="-118.557" calcext:value-type="float">
            <text:p>-118.557</text:p>
          </table:table-cell>
          <table:table-cell office:value-type="float" office:value="37.1" calcext:value-type="float">
            <text:p>37.1</text:p>
          </table:table-cell>
          <table:table-cell office:value-type="float" office:value="11200" calcext:value-type="float">
            <text:p>1120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<text:a xlink:href="http://cdec.water.ca.gov/cgi-progs/nearbymap?sta=BSH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BSK" xlink:type="simple">BSK</text:a></text:p>
          </table:table-cell>
          <table:table-cell office:value-type="string" calcext:value-type="string">
            <text:p>BURNSIDE LAKE</text:p>
          </table:table-cell>
          <table:table-cell office:value-type="string" calcext:value-type="string">
            <text:p>CARSON R</text:p>
          </table:table-cell>
          <table:table-cell office:value-type="string" calcext:value-type="string">
            <text:p>ALPINE</text:p>
          </table:table-cell>
          <table:table-cell office:value-type="float" office:value="-119.8942" calcext:value-type="float">
            <text:p>-119.8942</text:p>
          </table:table-cell>
          <table:table-cell office:value-type="float" office:value="38.7194" calcext:value-type="float">
            <text:p>38.7194</text:p>
          </table:table-cell>
          <table:table-cell office:value-type="float" office:value="8129" calcext:value-type="float">
            <text:p>8129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BSK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CAP" xlink:type="simple">CAP</text:a></text:p>
          </table:table-cell>
          <table:table-cell office:value-type="string" calcext:value-type="string">
            <text:p>CAPLES LAKE</text:p>
          </table:table-cell>
          <table:table-cell office:value-type="string" calcext:value-type="string">
            <text:p>AMERICAN R</text:p>
          </table:table-cell>
          <table:table-cell office:value-type="string" calcext:value-type="string">
            <text:p>ALPINE</text:p>
          </table:table-cell>
          <table:table-cell office:value-type="float" office:value="-120.042" calcext:value-type="float">
            <text:p>-120.042</text:p>
          </table:table-cell>
          <table:table-cell office:value-type="float" office:value="38.71" calcext:value-type="float">
            <text:p>38.7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CAP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CBT" xlink:type="simple">CBT</text:a></text:p>
          </table:table-cell>
          <table:table-cell office:value-type="string" calcext:value-type="string">
            <text:p>CRABTREE MEADOW</text:p>
          </table:table-cell>
          <table:table-cell office:value-type="string" calcext:value-type="string">
            <text:p>KERN R</text:p>
          </table:table-cell>
          <table:table-cell office:value-type="string" calcext:value-type="string">
            <text:p>TULARE</text:p>
          </table:table-cell>
          <table:table-cell office:value-type="float" office:value="-118.34795" calcext:value-type="float">
            <text:p>-118.34795</text:p>
          </table:table-cell>
          <table:table-cell office:value-type="float" office:value="36.56368" calcext:value-type="float">
            <text:p>36.56368</text:p>
          </table:table-cell>
          <table:table-cell office:value-type="float" office:value="10700" calcext:value-type="float">
            <text:p>1070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  N / A 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CDP" xlink:type="simple">CDP</text:a></text:p>
          </table:table-cell>
          <table:table-cell office:value-type="string" calcext:value-type="string">
            <text:p>CEDAR PASS</text:p>
          </table:table-cell>
          <table:table-cell office:value-type="string" calcext:value-type="string">
            <text:p>PIT R</text:p>
          </table:table-cell>
          <table:table-cell office:value-type="string" calcext:value-type="string">
            <text:p>MODOC</text:p>
          </table:table-cell>
          <table:table-cell office:value-type="float" office:value="-120.303" calcext:value-type="float">
            <text:p>-120.303</text:p>
          </table:table-cell>
          <table:table-cell office:value-type="float" office:value="41.583" calcext:value-type="float">
            <text:p>41.583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CDP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CHM" xlink:type="simple">CHM</text:a></text:p>
          </table:table-cell>
          <table:table-cell office:value-type="string" calcext:value-type="string">
            <text:p>CHILKOOT MEADOW</text:p>
          </table:table-cell>
          <table:table-cell office:value-type="string" calcext:value-type="string">
            <text:p>SAN JOAQUIN R</text:p>
          </table:table-cell>
          <table:table-cell office:value-type="string" calcext:value-type="string">
            <text:p>MADERA</text:p>
          </table:table-cell>
          <table:table-cell office:value-type="float" office:value="-119.49" calcext:value-type="float">
            <text:p>-119.49</text:p>
          </table:table-cell>
          <table:table-cell office:value-type="float" office:value="37.41" calcext:value-type="float">
            <text:p>37.41</text:p>
          </table:table-cell>
          <table:table-cell office:value-type="float" office:value="7150" calcext:value-type="float">
            <text:p>715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CHM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CHP" xlink:type="simple">CHP</text:a></text:p>
          </table:table-cell>
          <table:table-cell office:value-type="string" calcext:value-type="string">
            <text:p>CHAGOOPA PLATEAU</text:p>
          </table:table-cell>
          <table:table-cell office:value-type="string" calcext:value-type="string">
            <text:p>KERN R</text:p>
          </table:table-cell>
          <table:table-cell office:value-type="string" calcext:value-type="string">
            <text:p>TULARE</text:p>
          </table:table-cell>
          <table:table-cell office:value-type="float" office:value="-118.44672" calcext:value-type="float">
            <text:p>-118.44672</text:p>
          </table:table-cell>
          <table:table-cell office:value-type="float" office:value="36.49714" calcext:value-type="float">
            <text:p>36.49714</text:p>
          </table:table-cell>
          <table:table-cell office:value-type="float" office:value="10300" calcext:value-type="float">
            <text:p>1030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  N / A 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CRL" xlink:type="simple">CRL</text:a></text:p>
          </table:table-cell>
          <table:table-cell office:value-type="string" calcext:value-type="string">
            <text:p>CHARLOTTE LAKE</text:p>
          </table:table-cell>
          <table:table-cell office:value-type="string" calcext:value-type="string">
            <text:p>KINGS R</text:p>
          </table:table-cell>
          <table:table-cell office:value-type="string" calcext:value-type="string">
            <text:p>FRESNO</text:p>
          </table:table-cell>
          <table:table-cell office:value-type="float" office:value="-118.42661" calcext:value-type="float">
            <text:p>-118.42661</text:p>
          </table:table-cell>
          <table:table-cell office:value-type="float" office:value="36.77773" calcext:value-type="float">
            <text:p>36.77773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  N / A 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CSL" xlink:type="simple">CSL</text:a></text:p>
          </table:table-cell>
          <table:table-cell office:value-type="string" calcext:value-type="string">
            <text:p>CENT SIERRA SNOW LAB</text:p>
          </table:table-cell>
          <table:table-cell office:value-type="string" calcext:value-type="string">
            <text:p>YUBA R</text:p>
          </table:table-cell>
          <table:table-cell office:value-type="string" calcext:value-type="string">
            <text:p>NEVADA</text:p>
          </table:table-cell>
          <table:table-cell office:value-type="float" office:value="-120.367" calcext:value-type="float">
            <text:p>-120.367</text:p>
          </table:table-cell>
          <table:table-cell office:value-type="float" office:value="39.325" calcext:value-type="float">
            <text:p>39.325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CSL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CSV" xlink:type="simple">CSV</text:a></text:p>
          </table:table-cell>
          <table:table-cell office:value-type="string" calcext:value-type="string">
            <text:p>CASA VIEJA MEADOWS</text:p>
          </table:table-cell>
          <table:table-cell office:value-type="string" calcext:value-type="string">
            <text:p>KERN R</text:p>
          </table:table-cell>
          <table:table-cell office:value-type="string" calcext:value-type="string">
            <text:p>TULARE</text:p>
          </table:table-cell>
          <table:table-cell office:value-type="float" office:value="-118.27163" calcext:value-type="float">
            <text:p>-118.27163</text:p>
          </table:table-cell>
          <table:table-cell office:value-type="float" office:value="36.19844" calcext:value-type="float">
            <text:p>36.19844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  N / A 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CWD" xlink:type="simple">CWD</text:a></text:p>
          </table:table-cell>
          <table:table-cell office:value-type="string" calcext:value-type="string">
            <text:p>COTTONWOOD LAKES</text:p>
          </table:table-cell>
          <table:table-cell office:value-type="string" calcext:value-type="string">
            <text:p>OWENS R</text:p>
          </table:table-cell>
          <table:table-cell office:value-type="string" calcext:value-type="string">
            <text:p>INYO</text:p>
          </table:table-cell>
          <table:table-cell office:value-type="float" office:value="-118.17755" calcext:value-type="float">
            <text:p>-118.17755</text:p>
          </table:table-cell>
          <table:table-cell office:value-type="float" office:value="36.48383" calcext:value-type="float">
            <text:p>36.48383</text:p>
          </table:table-cell>
          <table:table-cell office:value-type="float" office:value="10150" calcext:value-type="float">
            <text:p>1015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  N / A 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CWF" xlink:type="simple">CWF</text:a></text:p>
          </table:table-cell>
          <table:table-cell office:value-type="string" calcext:value-type="string">
            <text:p>CROWDER FLAT</text:p>
          </table:table-cell>
          <table:table-cell office:value-type="string" calcext:value-type="string">
            <text:p>KLAMATH R</text:p>
          </table:table-cell>
          <table:table-cell office:value-type="string" calcext:value-type="string">
            <text:p>MODOC</text:p>
          </table:table-cell>
          <table:table-cell office:value-type="float" office:value="-120.7519" calcext:value-type="float">
            <text:p>-120.7519</text:p>
          </table:table-cell>
          <table:table-cell office:value-type="float" office:value="41.8934" calcext:value-type="float">
            <text:p>41.8934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CWF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CXS" xlink:type="simple">CXS</text:a></text:p>
          </table:table-cell>
          <table:table-cell office:value-type="string" calcext:value-type="string">
            <text:p>CARSON PASS</text:p>
          </table:table-cell>
          <table:table-cell office:value-type="string" calcext:value-type="string">
            <text:p>AMERICAN R</text:p>
          </table:table-cell>
          <table:table-cell office:value-type="string" calcext:value-type="string">
            <text:p>ALPINE</text:p>
          </table:table-cell>
          <table:table-cell office:value-type="float" office:value="-120.0021" calcext:value-type="float">
            <text:p>-120.0021</text:p>
          </table:table-cell>
          <table:table-cell office:value-type="float" office:value="38.6924" calcext:value-type="float">
            <text:p>38.6924</text:p>
          </table:table-cell>
          <table:table-cell office:value-type="float" office:value="8353" calcext:value-type="float">
            <text:p>8353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CXS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DAN" xlink:type="simple">DAN</text:a></text:p>
          </table:table-cell>
          <table:table-cell office:value-type="string" calcext:value-type="string">
            <text:p>DANA MEADOWS</text:p>
          </table:table-cell>
          <table:table-cell office:value-type="string" calcext:value-type="string">
            <text:p>TUOLUMNE R</text:p>
          </table:table-cell>
          <table:table-cell office:value-type="string" calcext:value-type="string">
            <text:p>TUOLUMNE</text:p>
          </table:table-cell>
          <table:table-cell office:value-type="float" office:value="-119.257" calcext:value-type="float">
            <text:p>-119.257</text:p>
          </table:table-cell>
          <table:table-cell office:value-type="float" office:value="37.897" calcext:value-type="float">
            <text:p>37.897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<text:a xlink:href="http://cdec.water.ca.gov/cgi-progs/nearbymap?sta=DAN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DDM" xlink:type="simple">DDM</text:a></text:p>
          </table:table-cell>
          <table:table-cell office:value-type="string" calcext:value-type="string">
            <text:p>DEADMAN CREEK</text:p>
          </table:table-cell>
          <table:table-cell office:value-type="string" calcext:value-type="string">
            <text:p>STANISLAUS R</text:p>
          </table:table-cell>
          <table:table-cell office:value-type="string" calcext:value-type="string">
            <text:p>TUOLUMNE</text:p>
          </table:table-cell>
          <table:table-cell office:value-type="float" office:value="-119.65411" calcext:value-type="float">
            <text:p>-119.65411</text:p>
          </table:table-cell>
          <table:table-cell office:value-type="float" office:value="38.3316" calcext:value-type="float">
            <text:p>38.3316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CA Dept of Water Resources/Flood Management</text:p>
          </table:table-cell>
          <table:table-cell office:value-type="string" calcext:value-type="string">
            <text:p>  N / A 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DPO" xlink:type="simple">DPO</text:a></text:p>
          </table:table-cell>
          <table:table-cell office:value-type="string" calcext:value-type="string">
            <text:p>DEVIL'S POSTPILE</text:p>
          </table:table-cell>
          <table:table-cell office:value-type="string" calcext:value-type="string">
            <text:p>SAN JOAQUIN R</text:p>
          </table:table-cell>
          <table:table-cell office:value-type="string" calcext:value-type="string">
            <text:p>MADERA</text:p>
          </table:table-cell>
          <table:table-cell office:value-type="float" office:value="-119.0847" calcext:value-type="float">
            <text:p>-119.0847</text:p>
          </table:table-cell>
          <table:table-cell office:value-type="float" office:value="37.6294" calcext:value-type="float">
            <text:p>37.6294</text:p>
          </table:table-cell>
          <table:table-cell office:value-type="float" office:value="7569" calcext:value-type="float">
            <text:p>7569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<text:a xlink:href="http://cdec.water.ca.gov/cgi-progs/nearbymap?sta=DPO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DSS" xlink:type="simple">DSS</text:a></text:p>
          </table:table-cell>
          <table:table-cell office:value-type="string" calcext:value-type="string">
            <text:p>DISMAL SWAMP</text:p>
          </table:table-cell>
          <table:table-cell office:value-type="string" calcext:value-type="string">
            <text:p>SURPRISE VALLEY</text:p>
          </table:table-cell>
          <table:table-cell office:value-type="string" calcext:value-type="string">
            <text:p>MODOC</text:p>
          </table:table-cell>
          <table:table-cell office:value-type="float" office:value="-120.165" calcext:value-type="float">
            <text:p>-120.165</text:p>
          </table:table-cell>
          <table:table-cell office:value-type="float" office:value="41.993" calcext:value-type="float">
            <text:p>41.993</text:p>
          </table:table-cell>
          <table:table-cell office:value-type="float" office:value="7050" calcext:value-type="float">
            <text:p>705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DSS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EBB" xlink:type="simple">EBB</text:a></text:p>
          </table:table-cell>
          <table:table-cell office:value-type="string" calcext:value-type="string">
            <text:p>EBBETTS PASS</text:p>
          </table:table-cell>
          <table:table-cell office:value-type="string" calcext:value-type="string">
            <text:p>CARSON R</text:p>
          </table:table-cell>
          <table:table-cell office:value-type="string" calcext:value-type="string">
            <text:p>ALPINE</text:p>
          </table:table-cell>
          <table:table-cell office:value-type="float" office:value="-119.808" calcext:value-type="float">
            <text:p>-119.808</text:p>
          </table:table-cell>
          <table:table-cell office:value-type="float" office:value="38.561" calcext:value-type="float">
            <text:p>38.561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EBB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EP5" xlink:type="simple">EP5</text:a></text:p>
          </table:table-cell>
          <table:table-cell office:value-type="string" calcext:value-type="string">
            <text:p>ECHO PEAK 5</text:p>
          </table:table-cell>
          <table:table-cell office:value-type="string" calcext:value-type="string">
            <text:p>LAKE TAHOE</text:p>
          </table:table-cell>
          <table:table-cell office:value-type="string" calcext:value-type="string">
            <text:p>EL DORADO</text:p>
          </table:table-cell>
          <table:table-cell office:value-type="float" office:value="-120.079" calcext:value-type="float">
            <text:p>-120.079</text:p>
          </table:table-cell>
          <table:table-cell office:value-type="float" office:value="38.849" calcext:value-type="float">
            <text:p>38.849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EP5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FDC" xlink:type="simple">FDC</text:a></text:p>
          </table:table-cell>
          <table:table-cell office:value-type="string" calcext:value-type="string">
            <text:p>FORESTDALE CREEK</text:p>
          </table:table-cell>
          <table:table-cell office:value-type="string" calcext:value-type="string">
            <text:p>CARSON R</text:p>
          </table:table-cell>
          <table:table-cell office:value-type="string" calcext:value-type="string">
            <text:p>ALPINE</text:p>
          </table:table-cell>
          <table:table-cell office:value-type="float" office:value="-119.9597" calcext:value-type="float">
            <text:p>-119.9597</text:p>
          </table:table-cell>
          <table:table-cell office:value-type="float" office:value="38.6824" calcext:value-type="float">
            <text:p>38.6824</text:p>
          </table:table-cell>
          <table:table-cell office:value-type="float" office:value="8017" calcext:value-type="float">
            <text:p>8017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FDC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FLL" xlink:type="simple">FLL</text:a></text:p>
          </table:table-cell>
          <table:table-cell office:value-type="string" calcext:value-type="string">
            <text:p>FALLEN LEAF LAKE</text:p>
          </table:table-cell>
          <table:table-cell office:value-type="string" calcext:value-type="string">
            <text:p>LAKE TAHOE</text:p>
          </table:table-cell>
          <table:table-cell office:value-type="string" calcext:value-type="string">
            <text:p>EL DORADO</text:p>
          </table:table-cell>
          <table:table-cell office:value-type="float" office:value="-120.056" calcext:value-type="float">
            <text:p>-120.056</text:p>
          </table:table-cell>
          <table:table-cell office:value-type="float" office:value="38.932" calcext:value-type="float">
            <text:p>38.932</text:p>
          </table:table-cell>
          <table:table-cell office:value-type="float" office:value="6250" calcext:value-type="float">
            <text:p>625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FLL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FOR" xlink:type="simple">FOR</text:a></text:p>
          </table:table-cell>
          <table:table-cell office:value-type="string" calcext:value-type="string">
            <text:p>FOUR TREES</text:p>
          </table:table-cell>
          <table:table-cell office:value-type="string" calcext:value-type="string">
            <text:p>FEATHER R</text:p>
          </table:table-cell>
          <table:table-cell office:value-type="string" calcext:value-type="string">
            <text:p>PLUMAS</text:p>
          </table:table-cell>
          <table:table-cell office:value-type="float" office:value="-121.32254" calcext:value-type="float">
            <text:p>-121.32254</text:p>
          </table:table-cell>
          <table:table-cell office:value-type="float" office:value="39.81237" calcext:value-type="float">
            <text:p>39.81237</text:p>
          </table:table-cell>
          <table:table-cell office:value-type="float" office:value="5150" calcext:value-type="float">
            <text:p>5150</text:p>
          </table:table-cell>
          <table:table-cell office:value-type="string" calcext:value-type="string">
            <text:p>CA Dept of Water Resources/O &amp; M</text:p>
          </table:table-cell>
          <table:table-cell office:value-type="string" calcext:value-type="string">
            <text:p><text:a xlink:href="http://cdec.water.ca.gov/cgi-progs/nearbymap?sta=FOR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FRN" xlink:type="simple">FRN</text:a></text:p>
          </table:table-cell>
          <table:table-cell office:value-type="string" calcext:value-type="string">
            <text:p>FORNI RIDGE</text:p>
          </table:table-cell>
          <table:table-cell office:value-type="string" calcext:value-type="string">
            <text:p>AMERICAN R</text:p>
          </table:table-cell>
          <table:table-cell office:value-type="string" calcext:value-type="string">
            <text:p>EL DORADO</text:p>
          </table:table-cell>
          <table:table-cell office:value-type="float" office:value="-120.213" calcext:value-type="float">
            <text:p>-120.213</text:p>
          </table:table-cell>
          <table:table-cell office:value-type="float" office:value="38.805" calcext:value-type="float">
            <text:p>38.805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FRN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FRW" xlink:type="simple">FRW</text:a></text:p>
          </table:table-cell>
          <table:table-cell office:value-type="string" calcext:value-type="string">
            <text:p>FAREWELL GAP</text:p>
          </table:table-cell>
          <table:table-cell office:value-type="string" calcext:value-type="string">
            <text:p>KAWEAH R</text:p>
          </table:table-cell>
          <table:table-cell office:value-type="string" calcext:value-type="string">
            <text:p>TULARE</text:p>
          </table:table-cell>
          <table:table-cell office:value-type="float" office:value="-118.5789" calcext:value-type="float">
            <text:p>-118.5789</text:p>
          </table:table-cell>
          <table:table-cell office:value-type="float" office:value="36.41509" calcext:value-type="float">
            <text:p>36.41509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  N / A 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GEM" xlink:type="simple">GEM</text:a></text:p>
          </table:table-cell>
          <table:table-cell office:value-type="string" calcext:value-type="string">
            <text:p>GEM PASS</text:p>
          </table:table-cell>
          <table:table-cell office:value-type="string" calcext:value-type="string">
            <text:p>MONO LAKE</text:p>
          </table:table-cell>
          <table:table-cell office:value-type="string" calcext:value-type="string">
            <text:p>MONO</text:p>
          </table:table-cell>
          <table:table-cell office:value-type="float" office:value="-119.17" calcext:value-type="float">
            <text:p>-119.17</text:p>
          </table:table-cell>
          <table:table-cell office:value-type="float" office:value="37.78" calcext:value-type="float">
            <text:p>37.78</text:p>
          </table:table-cell>
          <table:table-cell office:value-type="float" office:value="10750" calcext:value-type="float">
            <text:p>1075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<text:a xlink:href="http://cdec.water.ca.gov/cgi-progs/nearbymap?sta=GEM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GIN" xlink:type="simple">GIN</text:a></text:p>
          </table:table-cell>
          <table:table-cell office:value-type="string" calcext:value-type="string">
            <text:p>GIN FLAT</text:p>
          </table:table-cell>
          <table:table-cell office:value-type="string" calcext:value-type="string">
            <text:p>MERCED R</text:p>
          </table:table-cell>
          <table:table-cell office:value-type="string" calcext:value-type="string">
            <text:p>MARIPOSA</text:p>
          </table:table-cell>
          <table:table-cell office:value-type="float" office:value="-119.773" calcext:value-type="float">
            <text:p>-119.773</text:p>
          </table:table-cell>
          <table:table-cell office:value-type="float" office:value="37.767" calcext:value-type="float">
            <text:p>37.767</text:p>
          </table:table-cell>
          <table:table-cell office:value-type="float" office:value="7050" calcext:value-type="float">
            <text:p>705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<text:a xlink:href="http://cdec.water.ca.gov/cgi-progs/nearbymap?sta=GIN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GKS" xlink:type="simple">GKS</text:a></text:p>
          </table:table-cell>
          <table:table-cell office:value-type="string" calcext:value-type="string">
            <text:p>GREEK STORE</text:p>
          </table:table-cell>
          <table:table-cell office:value-type="string" calcext:value-type="string">
            <text:p>AMERICAN R</text:p>
          </table:table-cell>
          <table:table-cell office:value-type="string" calcext:value-type="string">
            <text:p>PLACER</text:p>
          </table:table-cell>
          <table:table-cell office:value-type="float" office:value="-120.558" calcext:value-type="float">
            <text:p>-120.558</text:p>
          </table:table-cell>
          <table:table-cell office:value-type="float" office:value="39.075" calcext:value-type="float">
            <text:p>39.075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GKS" xlink:type="simple"> </text:a></text:p>
          </table:table-cell>
        </table:table-row>
        <table:table-row table:style-name="ro3">
          <table:table-cell office:value-type="string" calcext:value-type="string">
            <text:p><text:a xlink:href="http://cdec.water.ca.gov/cgi-progs/staMeta?station_id=GNF" xlink:type="simple">GNF</text:a></text:p>
          </table:table-cell>
          <table:table-cell office:value-type="string" calcext:value-type="string">
            <text:p>GIANT FOREST (USACE)</text:p>
          </table:table-cell>
          <table:table-cell office:value-type="string" calcext:value-type="string">
            <text:p>KAWEAH R</text:p>
          </table:table-cell>
          <table:table-cell office:value-type="string" calcext:value-type="string">
            <text:p>TULARE</text:p>
          </table:table-cell>
          <table:table-cell office:value-type="float" office:value="-118.765" calcext:value-type="float">
            <text:p>-118.765</text:p>
          </table:table-cell>
          <table:table-cell office:value-type="float" office:value="36.562" calcext:value-type="float">
            <text:p>36.562</text:p>
          </table:table-cell>
          <table:table-cell office:value-type="float" office:value="6650" calcext:value-type="float">
            <text:p>6650</text:p>
          </table:table-cell>
          <table:table-cell office:value-type="string" calcext:value-type="string">
            <text:p>US Army Corps of Engineers</text:p>
          </table:table-cell>
          <table:table-cell office:value-type="string" calcext:value-type="string">
            <text:p><text:a xlink:href="http://cdec.water.ca.gov/cgi-progs/nearbymap?sta=GNF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GNL" xlink:type="simple">GNL</text:a></text:p>
          </table:table-cell>
          <table:table-cell office:value-type="string" calcext:value-type="string">
            <text:p>GIANELLI MEADOW</text:p>
          </table:table-cell>
          <table:table-cell office:value-type="string" calcext:value-type="string">
            <text:p>STANISLAUS R</text:p>
          </table:table-cell>
          <table:table-cell office:value-type="string" calcext:value-type="string">
            <text:p>TUOLUMNE</text:p>
          </table:table-cell>
          <table:table-cell office:value-type="float" office:value="-119.89319" calcext:value-type="float">
            <text:p>-119.89319</text:p>
          </table:table-cell>
          <table:table-cell office:value-type="float" office:value="38.20431" calcext:value-type="float">
            <text:p>38.20431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GNL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GOL" xlink:type="simple">GOL</text:a></text:p>
          </table:table-cell>
          <table:table-cell office:value-type="string" calcext:value-type="string">
            <text:p>GOLD LAKE</text:p>
          </table:table-cell>
          <table:table-cell office:value-type="string" calcext:value-type="string">
            <text:p>FEATHER R</text:p>
          </table:table-cell>
          <table:table-cell office:value-type="string" calcext:value-type="string">
            <text:p>SIERRA</text:p>
          </table:table-cell>
          <table:table-cell office:value-type="float" office:value="-120.61718" calcext:value-type="float">
            <text:p>-120.61718</text:p>
          </table:table-cell>
          <table:table-cell office:value-type="float" office:value="39.67478" calcext:value-type="float">
            <text:p>39.67478</text:p>
          </table:table-cell>
          <table:table-cell office:value-type="float" office:value="6750" calcext:value-type="float">
            <text:p>6750</text:p>
          </table:table-cell>
          <table:table-cell office:value-type="string" calcext:value-type="string">
            <text:p>CA Dept of Water Resources/O &amp; M</text:p>
          </table:table-cell>
          <table:table-cell office:value-type="string" calcext:value-type="string">
            <text:p><text:a xlink:href="http://cdec.water.ca.gov/cgi-progs/nearbymap?sta=GOL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GRM" xlink:type="simple">GRM</text:a></text:p>
          </table:table-cell>
          <table:table-cell office:value-type="string" calcext:value-type="string">
            <text:p>GREEN MOUNTAIN</text:p>
          </table:table-cell>
          <table:table-cell office:value-type="string" calcext:value-type="string">
            <text:p>SAN JOAQUIN R</text:p>
          </table:table-cell>
          <table:table-cell office:value-type="string" calcext:value-type="string">
            <text:p>MADERA</text:p>
          </table:table-cell>
          <table:table-cell office:value-type="float" office:value="-119.238" calcext:value-type="float">
            <text:p>-119.238</text:p>
          </table:table-cell>
          <table:table-cell office:value-type="float" office:value="37.555" calcext:value-type="float">
            <text:p>37.555</text:p>
          </table:table-cell>
          <table:table-cell office:value-type="float" office:value="7900" calcext:value-type="float">
            <text:p>790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GRM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GRV" xlink:type="simple">GRV</text:a></text:p>
          </table:table-cell>
          <table:table-cell office:value-type="string" calcext:value-type="string">
            <text:p>GRAVEYARD MEADOW</text:p>
          </table:table-cell>
          <table:table-cell office:value-type="string" calcext:value-type="string">
            <text:p>SAN JOAQUIN R</text:p>
          </table:table-cell>
          <table:table-cell office:value-type="string" calcext:value-type="string">
            <text:p>MADERA</text:p>
          </table:table-cell>
          <table:table-cell office:value-type="float" office:value="-119.29" calcext:value-type="float">
            <text:p>-119.29</text:p>
          </table:table-cell>
          <table:table-cell office:value-type="float" office:value="37.465" calcext:value-type="float">
            <text:p>37.465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GRV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GRZ" xlink:type="simple">GRZ</text:a></text:p>
          </table:table-cell>
          <table:table-cell office:value-type="string" calcext:value-type="string">
            <text:p>GRIZZLY RIDGE</text:p>
          </table:table-cell>
          <table:table-cell office:value-type="string" calcext:value-type="string">
            <text:p>FEATHER R</text:p>
          </table:table-cell>
          <table:table-cell office:value-type="string" calcext:value-type="string">
            <text:p>PLUMAS</text:p>
          </table:table-cell>
          <table:table-cell office:value-type="float" office:value="-120.645" calcext:value-type="float">
            <text:p>-120.645</text:p>
          </table:table-cell>
          <table:table-cell office:value-type="float" office:value="39.917" calcext:value-type="float">
            <text:p>39.917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CA Dept of Water Resources/O &amp; M</text:p>
          </table:table-cell>
          <table:table-cell office:value-type="string" calcext:value-type="string">
            <text:p><text:a xlink:href="http://cdec.water.ca.gov/cgi-progs/nearbymap?sta=GRZ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HGM" xlink:type="simple">HGM</text:a></text:p>
          </table:table-cell>
          <table:table-cell office:value-type="string" calcext:value-type="string">
            <text:p>HAGANS MEADOW</text:p>
          </table:table-cell>
          <table:table-cell office:value-type="string" calcext:value-type="string">
            <text:p>LAKE TAHOE</text:p>
          </table:table-cell>
          <table:table-cell office:value-type="string" calcext:value-type="string">
            <text:p>EL DORADO</text:p>
          </table:table-cell>
          <table:table-cell office:value-type="float" office:value="-119.94" calcext:value-type="float">
            <text:p>-119.94</text:p>
          </table:table-cell>
          <table:table-cell office:value-type="float" office:value="38.853" calcext:value-type="float">
            <text:p>38.85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HGM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HHM" xlink:type="simple">HHM</text:a></text:p>
          </table:table-cell>
          <table:table-cell office:value-type="string" calcext:value-type="string">
            <text:p>HIGHLAND MEADOW</text:p>
          </table:table-cell>
          <table:table-cell office:value-type="string" calcext:value-type="string">
            <text:p>MOKELUMNE R</text:p>
          </table:table-cell>
          <table:table-cell office:value-type="string" calcext:value-type="string">
            <text:p>ALPINE</text:p>
          </table:table-cell>
          <table:table-cell office:value-type="float" office:value="-119.80575" calcext:value-type="float">
            <text:p>-119.80575</text:p>
          </table:table-cell>
          <table:table-cell office:value-type="float" office:value="38.48731" calcext:value-type="float">
            <text:p>38.48731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  N / A 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HIG" xlink:type="simple">HIG</text:a></text:p>
          </table:table-cell>
          <table:table-cell office:value-type="string" calcext:value-type="string">
            <text:p>HIGHLAND LAKES</text:p>
          </table:table-cell>
          <table:table-cell office:value-type="string" calcext:value-type="string">
            <text:p>TRINITY R</text:p>
          </table:table-cell>
          <table:table-cell office:value-type="string" calcext:value-type="string">
            <text:p>TRINITY</text:p>
          </table:table-cell>
          <table:table-cell office:value-type="float" office:value="-122.483" calcext:value-type="float">
            <text:p>-122.483</text:p>
          </table:table-cell>
          <table:table-cell office:value-type="float" office:value="41.093" calcext:value-type="float">
            <text:p>41.093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HIG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HMB" xlink:type="simple">HMB</text:a></text:p>
          </table:table-cell>
          <table:table-cell office:value-type="string" calcext:value-type="string">
            <text:p>HUMBUG</text:p>
          </table:table-cell>
          <table:table-cell office:value-type="string" calcext:value-type="string">
            <text:p>FEATHER R</text:p>
          </table:table-cell>
          <table:table-cell office:value-type="string" calcext:value-type="string">
            <text:p>PLUMAS</text:p>
          </table:table-cell>
          <table:table-cell office:value-type="float" office:value="-121.368" calcext:value-type="float">
            <text:p>-121.368</text:p>
          </table:table-cell>
          <table:table-cell office:value-type="float" office:value="40.115" calcext:value-type="float">
            <text:p>40.115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CA Dept of Water Resources/O &amp; M</text:p>
          </table:table-cell>
          <table:table-cell office:value-type="string" calcext:value-type="string">
            <text:p><text:a xlink:href="http://cdec.water.ca.gov/cgi-progs/nearbymap?sta=HMB" xlink:type="simple"> </text:a></text:p>
          </table:table-cell>
        </table:table-row>
        <table:table-row table:style-name="ro3">
          <table:table-cell office:value-type="string" calcext:value-type="string">
            <text:p><text:a xlink:href="http://cdec.water.ca.gov/cgi-progs/staMeta?station_id=HNT" xlink:type="simple">HNT</text:a></text:p>
          </table:table-cell>
          <table:table-cell office:value-type="string" calcext:value-type="string">
            <text:p>HUNTINGTON LAKE (USBR)</text:p>
          </table:table-cell>
          <table:table-cell office:value-type="string" calcext:value-type="string">
            <text:p>SAN JOAQUIN R</text:p>
          </table:table-cell>
          <table:table-cell office:value-type="string" calcext:value-type="string">
            <text:p>FRESNO</text:p>
          </table:table-cell>
          <table:table-cell office:value-type="float" office:value="-119.221" calcext:value-type="float">
            <text:p>-119.221</text:p>
          </table:table-cell>
          <table:table-cell office:value-type="float" office:value="37.228" calcext:value-type="float">
            <text:p>37.228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HNT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HOR" xlink:type="simple">HOR</text:a></text:p>
          </table:table-cell>
          <table:table-cell office:value-type="string" calcext:value-type="string">
            <text:p>HORSE MEADOW (NRCS)</text:p>
          </table:table-cell>
          <table:table-cell office:value-type="string" calcext:value-type="string">
            <text:p>CARSON R</text:p>
          </table:table-cell>
          <table:table-cell office:value-type="string" calcext:value-type="string">
            <text:p>ALPINE</text:p>
          </table:table-cell>
          <table:table-cell office:value-type="float" office:value="-119.8873" calcext:value-type="float">
            <text:p>-119.8873</text:p>
          </table:table-cell>
          <table:table-cell office:value-type="float" office:value="38.8365" calcext:value-type="float">
            <text:p>38.8365</text:p>
          </table:table-cell>
          <table:table-cell office:value-type="float" office:value="8557" calcext:value-type="float">
            <text:p>8557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HOR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HRK" xlink:type="simple">HRK</text:a></text:p>
          </table:table-cell>
          <table:table-cell office:value-type="string" calcext:value-type="string">
            <text:p>HARKNESS FLAT</text:p>
          </table:table-cell>
          <table:table-cell office:value-type="string" calcext:value-type="string">
            <text:p>FEATHER R</text:p>
          </table:table-cell>
          <table:table-cell office:value-type="string" calcext:value-type="string">
            <text:p>LASSEN</text:p>
          </table:table-cell>
          <table:table-cell office:value-type="float" office:value="-121.275" calcext:value-type="float">
            <text:p>-121.275</text:p>
          </table:table-cell>
          <table:table-cell office:value-type="float" office:value="40.418" calcext:value-type="float">
            <text:p>40.418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CA Dept of Water Resources/O &amp; M</text:p>
          </table:table-cell>
          <table:table-cell office:value-type="string" calcext:value-type="string">
            <text:p><text:a xlink:href="http://cdec.water.ca.gov/cgi-progs/nearbymap?sta=HRK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HRS" xlink:type="simple">HRS</text:a></text:p>
          </table:table-cell>
          <table:table-cell office:value-type="string" calcext:value-type="string">
            <text:p>HORSE MEADOW</text:p>
          </table:table-cell>
          <table:table-cell office:value-type="string" calcext:value-type="string">
            <text:p>TUOLUMNE R</text:p>
          </table:table-cell>
          <table:table-cell office:value-type="string" calcext:value-type="string">
            <text:p>TUOLUMNE</text:p>
          </table:table-cell>
          <table:table-cell office:value-type="float" office:value="-119.662" calcext:value-type="float">
            <text:p>-119.662</text:p>
          </table:table-cell>
          <table:table-cell office:value-type="float" office:value="38.158" calcext:value-type="float">
            <text:p>38.158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<text:a xlink:href="http://cdec.water.ca.gov/cgi-progs/nearbymap?sta=HRS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HUL" xlink:type="simple">HUL</text:a></text:p>
          </table:table-cell>
          <table:table-cell office:value-type="string" calcext:value-type="string">
            <text:p>HULL MTN</text:p>
          </table:table-cell>
          <table:table-cell office:value-type="string" calcext:value-type="string">
            <text:p>EEL R</text:p>
          </table:table-cell>
          <table:table-cell office:value-type="string" calcext:value-type="string">
            <text:p>MENDOCINO</text:p>
          </table:table-cell>
          <table:table-cell office:value-type="float" office:value="-122.94833" calcext:value-type="float">
            <text:p>-122.94833</text:p>
          </table:table-cell>
          <table:table-cell office:value-type="float" office:value="39.53333" calcext:value-type="float">
            <text:p>39.53333</text:p>
          </table:table-cell>
          <table:table-cell office:value-type="float" office:value="6461" calcext:value-type="float">
            <text:p>6461</text:p>
          </table:table-cell>
          <table:table-cell office:value-type="string" calcext:value-type="string">
            <text:p>CA Dept of Water Resources/Flood Management</text:p>
          </table:table-cell>
          <table:table-cell office:value-type="string" calcext:value-type="string">
            <text:p><text:a xlink:href="http://cdec.water.ca.gov/cgi-progs/nearbymap?sta=HUL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HVN" xlink:type="simple">HVN</text:a></text:p>
          </table:table-cell>
          <table:table-cell office:value-type="string" calcext:value-type="string">
            <text:p>HEAVENLY VALLEY</text:p>
          </table:table-cell>
          <table:table-cell office:value-type="string" calcext:value-type="string">
            <text:p>LAKE TAHOE</text:p>
          </table:table-cell>
          <table:table-cell office:value-type="string" calcext:value-type="string">
            <text:p>EL DORADO</text:p>
          </table:table-cell>
          <table:table-cell office:value-type="float" office:value="-119.917" calcext:value-type="float">
            <text:p>-119.917</text:p>
          </table:table-cell>
          <table:table-cell office:value-type="float" office:value="38.929" calcext:value-type="float">
            <text:p>38.929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HVN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HYS" xlink:type="simple">HYS</text:a></text:p>
          </table:table-cell>
          <table:table-cell office:value-type="string" calcext:value-type="string">
            <text:p>HUYSINK</text:p>
          </table:table-cell>
          <table:table-cell office:value-type="string" calcext:value-type="string">
            <text:p>AMERICAN R</text:p>
          </table:table-cell>
          <table:table-cell office:value-type="string" calcext:value-type="string">
            <text:p>PLACER</text:p>
          </table:table-cell>
          <table:table-cell office:value-type="float" office:value="-120.527" calcext:value-type="float">
            <text:p>-120.527</text:p>
          </table:table-cell>
          <table:table-cell office:value-type="float" office:value="39.282" calcext:value-type="float">
            <text:p>39.282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HYS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IDC" xlink:type="simple">IDC</text:a></text:p>
          </table:table-cell>
          <table:table-cell office:value-type="string" calcext:value-type="string">
            <text:p>INDEPENDENCE CAMP</text:p>
          </table:table-cell>
          <table:table-cell office:value-type="string" calcext:value-type="string">
            <text:p>TRUCKEE R</text:p>
          </table:table-cell>
          <table:table-cell office:value-type="string" calcext:value-type="string">
            <text:p>SIERRA</text:p>
          </table:table-cell>
          <table:table-cell office:value-type="float" office:value="-120.29855" calcext:value-type="float">
            <text:p>-120.29855</text:p>
          </table:table-cell>
          <table:table-cell office:value-type="float" office:value="39.45259" calcext:value-type="float">
            <text:p>39.45259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IDC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IDP" xlink:type="simple">IDP</text:a></text:p>
          </table:table-cell>
          <table:table-cell office:value-type="string" calcext:value-type="string">
            <text:p>INDEPENDENCE LAKE (SCS)</text:p>
          </table:table-cell>
          <table:table-cell office:value-type="string" calcext:value-type="string">
            <text:p>TRUCKEE R</text:p>
          </table:table-cell>
          <table:table-cell office:value-type="string" calcext:value-type="string">
            <text:p>NEVADA</text:p>
          </table:table-cell>
          <table:table-cell office:value-type="float" office:value="-120.322" calcext:value-type="float">
            <text:p>-120.322</text:p>
          </table:table-cell>
          <table:table-cell office:value-type="float" office:value="39.435" calcext:value-type="float">
            <text:p>39.435</text:p>
          </table:table-cell>
          <table:table-cell office:value-type="float" office:value="8450" calcext:value-type="float">
            <text:p>845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IDP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INN" xlink:type="simple">INN</text:a></text:p>
          </table:table-cell>
          <table:table-cell office:value-type="string" calcext:value-type="string">
            <text:p>INDEPENDENCE CREEK</text:p>
          </table:table-cell>
          <table:table-cell office:value-type="string" calcext:value-type="string">
            <text:p>TRUCKEE R</text:p>
          </table:table-cell>
          <table:table-cell office:value-type="string" calcext:value-type="string">
            <text:p>SIERRA</text:p>
          </table:table-cell>
          <table:table-cell office:value-type="float" office:value="-120.293" calcext:value-type="float">
            <text:p>-120.293</text:p>
          </table:table-cell>
          <table:table-cell office:value-type="float" office:value="39.494" calcext:value-type="float">
            <text:p>39.494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INN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KIB" xlink:type="simple">KIB</text:a></text:p>
          </table:table-cell>
          <table:table-cell office:value-type="string" calcext:value-type="string">
            <text:p>LOWER KIBBIE RIDGE</text:p>
          </table:table-cell>
          <table:table-cell office:value-type="string" calcext:value-type="string">
            <text:p>TUOLUMNE R</text:p>
          </table:table-cell>
          <table:table-cell office:value-type="string" calcext:value-type="string">
            <text:p>TUOLUMNE</text:p>
          </table:table-cell>
          <table:table-cell office:value-type="float" office:value="-119.877" calcext:value-type="float">
            <text:p>-119.877</text:p>
          </table:table-cell>
          <table:table-cell office:value-type="float" office:value="38.032" calcext:value-type="float">
            <text:p>38.032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<text:a xlink:href="http://cdec.water.ca.gov/cgi-progs/nearbymap?sta=KIB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KSP" xlink:type="simple">KSP</text:a></text:p>
          </table:table-cell>
          <table:table-cell office:value-type="string" calcext:value-type="string">
            <text:p>KAISER POINT</text:p>
          </table:table-cell>
          <table:table-cell office:value-type="string" calcext:value-type="string">
            <text:p>SAN JOAQUIN R</text:p>
          </table:table-cell>
          <table:table-cell office:value-type="string" calcext:value-type="string">
            <text:p>FRESNO</text:p>
          </table:table-cell>
          <table:table-cell office:value-type="float" office:value="-119.1" calcext:value-type="float">
            <text:p>-119.1</text:p>
          </table:table-cell>
          <table:table-cell office:value-type="float" office:value="37.3" calcext:value-type="float">
            <text:p>37.3</text:p>
          </table:table-cell>
          <table:table-cell office:value-type="float" office:value="9200" calcext:value-type="float">
            <text:p>920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KSP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KTL" xlink:type="simple">KTL</text:a></text:p>
          </table:table-cell>
          <table:table-cell office:value-type="string" calcext:value-type="string">
            <text:p>KETTLE ROCK</text:p>
          </table:table-cell>
          <table:table-cell office:value-type="string" calcext:value-type="string">
            <text:p>FEATHER R</text:p>
          </table:table-cell>
          <table:table-cell office:value-type="string" calcext:value-type="string">
            <text:p>PLUMAS</text:p>
          </table:table-cell>
          <table:table-cell office:value-type="float" office:value="-120.715" calcext:value-type="float">
            <text:p>-120.715</text:p>
          </table:table-cell>
          <table:table-cell office:value-type="float" office:value="40.14" calcext:value-type="float">
            <text:p>40.14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CA Dept of Water Resources/O &amp; M</text:p>
          </table:table-cell>
          <table:table-cell office:value-type="string" calcext:value-type="string">
            <text:p><text:a xlink:href="http://cdec.water.ca.gov/cgi-progs/nearbymap?sta=KTL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LBD" xlink:type="simple">LBD</text:a></text:p>
          </table:table-cell>
          <table:table-cell office:value-type="string" calcext:value-type="string">
            <text:p>LOBDELL LAKE</text:p>
          </table:table-cell>
          <table:table-cell office:value-type="string" calcext:value-type="string">
            <text:p>WALKER R</text:p>
          </table:table-cell>
          <table:table-cell office:value-type="string" calcext:value-type="string">
            <text:p>MONO</text:p>
          </table:table-cell>
          <table:table-cell office:value-type="float" office:value="-119.377" calcext:value-type="float">
            <text:p>-119.377</text:p>
          </table:table-cell>
          <table:table-cell office:value-type="float" office:value="38.44" calcext:value-type="float">
            <text:p>38.44</text:p>
          </table:table-cell>
          <table:table-cell office:value-type="float" office:value="9200" calcext:value-type="float">
            <text:p>920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LBD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LLP" xlink:type="simple">LLP</text:a></text:p>
          </table:table-cell>
          <table:table-cell office:value-type="string" calcext:value-type="string">
            <text:p>LOWER LASSEN PEAK</text:p>
          </table:table-cell>
          <table:table-cell office:value-type="string" calcext:value-type="string">
            <text:p>FEATHER R</text:p>
          </table:table-cell>
          <table:table-cell office:value-type="string" calcext:value-type="string">
            <text:p>SHASTA</text:p>
          </table:table-cell>
          <table:table-cell office:value-type="float" office:value="-121.50811" calcext:value-type="float">
            <text:p>-121.50811</text:p>
          </table:table-cell>
          <table:table-cell office:value-type="float" office:value="40.4666" calcext:value-type="float">
            <text:p>40.4666</text:p>
          </table:table-cell>
          <table:table-cell office:value-type="float" office:value="8250" calcext:value-type="float">
            <text:p>8250</text:p>
          </table:table-cell>
          <table:table-cell office:value-type="string" calcext:value-type="string">
            <text:p>Pacific Gas and Electric Company, Rogers Flat</text:p>
          </table:table-cell>
          <table:table-cell office:value-type="string" calcext:value-type="string">
            <text:p>  N / A 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LOS" xlink:type="simple">LOS</text:a></text:p>
          </table:table-cell>
          <table:table-cell office:value-type="string" calcext:value-type="string">
            <text:p>LAKE LOIS</text:p>
          </table:table-cell>
          <table:table-cell office:value-type="string" calcext:value-type="string">
            <text:p>AMERICAN R</text:p>
          </table:table-cell>
          <table:table-cell office:value-type="string" calcext:value-type="string">
            <text:p>EL DORADO</text:p>
          </table:table-cell>
          <table:table-cell office:value-type="float" office:value="-120.197" calcext:value-type="float">
            <text:p>-120.197</text:p>
          </table:table-cell>
          <table:table-cell office:value-type="float" office:value="38.925" calcext:value-type="float">
            <text:p>38.925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<text:a xlink:href="http://cdec.water.ca.gov/cgi-progs/nearbymap?sta=LOS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LVM" xlink:type="simple">LVM</text:a></text:p>
          </table:table-cell>
          <table:table-cell office:value-type="string" calcext:value-type="string">
            <text:p>LEAVITT MEADOWS</text:p>
          </table:table-cell>
          <table:table-cell office:value-type="string" calcext:value-type="string">
            <text:p>WALKER R</text:p>
          </table:table-cell>
          <table:table-cell office:value-type="string" calcext:value-type="string">
            <text:p>MONO</text:p>
          </table:table-cell>
          <table:table-cell office:value-type="float" office:value="-119.552" calcext:value-type="float">
            <text:p>-119.552</text:p>
          </table:table-cell>
          <table:table-cell office:value-type="float" office:value="38.305" calcext:value-type="float">
            <text:p>38.305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LVM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LVT" xlink:type="simple">LVT</text:a></text:p>
          </table:table-cell>
          <table:table-cell office:value-type="string" calcext:value-type="string">
            <text:p>LEAVITT LAKE</text:p>
          </table:table-cell>
          <table:table-cell office:value-type="string" calcext:value-type="string">
            <text:p>WALKER R</text:p>
          </table:table-cell>
          <table:table-cell office:value-type="string" calcext:value-type="string">
            <text:p>MONO</text:p>
          </table:table-cell>
          <table:table-cell office:value-type="float" office:value="-119.621" calcext:value-type="float">
            <text:p>-119.621</text:p>
          </table:table-cell>
          <table:table-cell office:value-type="float" office:value="38.282" calcext:value-type="float">
            <text:p>38.282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LVT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MB3" xlink:type="simple">MB3</text:a></text:p>
          </table:table-cell>
          <table:table-cell office:value-type="string" calcext:value-type="string">
            <text:p>MIDDLE BOULDER 3</text:p>
          </table:table-cell>
          <table:table-cell office:value-type="string" calcext:value-type="string">
            <text:p>SCOTT R</text:p>
          </table:table-cell>
          <table:table-cell office:value-type="string" calcext:value-type="string">
            <text:p>SISKIYOU</text:p>
          </table:table-cell>
          <table:table-cell office:value-type="float" office:value="-122.811" calcext:value-type="float">
            <text:p>-122.811</text:p>
          </table:table-cell>
          <table:table-cell office:value-type="float" office:value="41.225" calcext:value-type="float">
            <text:p>41.22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MB3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MDW" xlink:type="simple">MDW</text:a></text:p>
          </table:table-cell>
          <table:table-cell office:value-type="string" calcext:value-type="string">
            <text:p>MEADOW LAKE</text:p>
          </table:table-cell>
          <table:table-cell office:value-type="string" calcext:value-type="string">
            <text:p>YUBA R</text:p>
          </table:table-cell>
          <table:table-cell office:value-type="string" calcext:value-type="string">
            <text:p>NEVADA</text:p>
          </table:table-cell>
          <table:table-cell office:value-type="float" office:value="-120.50626" calcext:value-type="float">
            <text:p>-120.50626</text:p>
          </table:table-cell>
          <table:table-cell office:value-type="float" office:value="39.40607" calcext:value-type="float">
            <text:p>39.40607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  N / A 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MED" xlink:type="simple">MED</text:a></text:p>
          </table:table-cell>
          <table:table-cell office:value-type="string" calcext:value-type="string">
            <text:p>MEDICINE LAKE</text:p>
          </table:table-cell>
          <table:table-cell office:value-type="string" calcext:value-type="string">
            <text:p>PIT R</text:p>
          </table:table-cell>
          <table:table-cell office:value-type="string" calcext:value-type="string">
            <text:p>SISKIYOU</text:p>
          </table:table-cell>
          <table:table-cell office:value-type="float" office:value="-121.6131" calcext:value-type="float">
            <text:p>-121.6131</text:p>
          </table:table-cell>
          <table:table-cell office:value-type="float" office:value="41.5869" calcext:value-type="float">
            <text:p>41.5869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MED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MHP" xlink:type="simple">MHP</text:a></text:p>
          </table:table-cell>
          <table:table-cell office:value-type="string" calcext:value-type="string">
            <text:p>MAMMOTH PASS (USBR)</text:p>
          </table:table-cell>
          <table:table-cell office:value-type="string" calcext:value-type="string">
            <text:p>OWENS R</text:p>
          </table:table-cell>
          <table:table-cell office:value-type="string" calcext:value-type="string">
            <text:p>MONO</text:p>
          </table:table-cell>
          <table:table-cell office:value-type="float" office:value="-119.033" calcext:value-type="float">
            <text:p>-119.033</text:p>
          </table:table-cell>
          <table:table-cell office:value-type="float" office:value="37.61" calcext:value-type="float">
            <text:p>37.61</text:p>
          </table:table-cell>
          <table:table-cell office:value-type="float" office:value="9300" calcext:value-type="float">
            <text:p>930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MHP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MNT" xlink:type="simple">MNT</text:a></text:p>
          </table:table-cell>
          <table:table-cell office:value-type="string" calcext:value-type="string">
            <text:p>MONITOR PASS</text:p>
          </table:table-cell>
          <table:table-cell office:value-type="string" calcext:value-type="string">
            <text:p>CARSON R</text:p>
          </table:table-cell>
          <table:table-cell office:value-type="string" calcext:value-type="string">
            <text:p>ALPINE</text:p>
          </table:table-cell>
          <table:table-cell office:value-type="float" office:value="-119.615" calcext:value-type="float">
            <text:p>-119.615</text:p>
          </table:table-cell>
          <table:table-cell office:value-type="float" office:value="38.67" calcext:value-type="float">
            <text:p>38.67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MNT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MRL" xlink:type="simple">MRL</text:a></text:p>
          </table:table-cell>
          <table:table-cell office:value-type="string" calcext:value-type="string">
            <text:p>MARLETTE LAKE</text:p>
          </table:table-cell>
          <table:table-cell office:value-type="string" calcext:value-type="string">
            <text:p>LAKE TAHOE</text:p>
          </table:table-cell>
          <table:table-cell office:value-type="string" calcext:value-type="string">
            <text:p>State of Nevada</text:p>
          </table:table-cell>
          <table:table-cell office:value-type="float" office:value="-119.905" calcext:value-type="float">
            <text:p>-119.905</text:p>
          </table:table-cell>
          <table:table-cell office:value-type="float" office:value="39.173" calcext:value-type="float">
            <text:p>39.17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  N / A 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MSK" xlink:type="simple">MSK</text:a></text:p>
          </table:table-cell>
          <table:table-cell office:value-type="string" calcext:value-type="string">
            <text:p>MOUNT ROSE SKI AREA</text:p>
          </table:table-cell>
          <table:table-cell office:value-type="string" calcext:value-type="string">
            <text:p>LAKE TAHOE</text:p>
          </table:table-cell>
          <table:table-cell office:value-type="string" calcext:value-type="string">
            <text:p>State of Nevada</text:p>
          </table:table-cell>
          <table:table-cell office:value-type="float" office:value="-119.902" calcext:value-type="float">
            <text:p>-119.902</text:p>
          </table:table-cell>
          <table:table-cell office:value-type="float" office:value="39.326" calcext:value-type="float">
            <text:p>39.326</text:p>
          </table:table-cell>
          <table:table-cell office:value-type="float" office:value="8900" calcext:value-type="float">
            <text:p>890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  N / A </text:p>
          </table:table-cell>
        </table:table-row>
        <table:table-row table:style-name="ro3">
          <table:table-cell office:value-type="string" calcext:value-type="string">
            <text:p><text:a xlink:href="http://cdec.water.ca.gov/cgi-progs/staMeta?station_id=MTM" xlink:type="simple">MTM</text:a></text:p>
          </table:table-cell>
          <table:table-cell office:value-type="string" calcext:value-type="string">
            <text:p>MITCHELL MEADOW</text:p>
          </table:table-cell>
          <table:table-cell office:value-type="string" calcext:value-type="string">
            <text:p>KINGS R</text:p>
          </table:table-cell>
          <table:table-cell office:value-type="string" calcext:value-type="string">
            <text:p>TULARE</text:p>
          </table:table-cell>
          <table:table-cell office:value-type="float" office:value="-118.712" calcext:value-type="float">
            <text:p>-118.712</text:p>
          </table:table-cell>
          <table:table-cell office:value-type="float" office:value="36.737" calcext:value-type="float">
            <text:p>36.737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US Army Corps of Engineers</text:p>
          </table:table-cell>
          <table:table-cell office:value-type="string" calcext:value-type="string">
            <text:p><text:a xlink:href="http://cdec.water.ca.gov/cgi-progs/nearbymap?sta=MTM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MUM" xlink:type="simple">MUM</text:a></text:p>
          </table:table-cell>
          <table:table-cell office:value-type="string" calcext:value-type="string">
            <text:p>MUMBO BASIN</text:p>
          </table:table-cell>
          <table:table-cell office:value-type="string" calcext:value-type="string">
            <text:p>TRINITY R</text:p>
          </table:table-cell>
          <table:table-cell office:value-type="string" calcext:value-type="string">
            <text:p>TRINITY</text:p>
          </table:table-cell>
          <table:table-cell office:value-type="float" office:value="-122.523" calcext:value-type="float">
            <text:p>-122.523</text:p>
          </table:table-cell>
          <table:table-cell office:value-type="float" office:value="41.197" calcext:value-type="float">
            <text:p>41.197</text:p>
          </table:table-cell>
          <table:table-cell office:value-type="float" office:value="5650" calcext:value-type="float">
            <text:p>565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MUM" xlink:type="simple"> </text:a></text:p>
          </table:table-cell>
        </table:table-row>
        <table:table-row table:style-name="ro3">
          <table:table-cell office:value-type="string" calcext:value-type="string">
            <text:p><text:a xlink:href="http://cdec.water.ca.gov/cgi-progs/staMeta?station_id=NLS" xlink:type="simple">NLS</text:a></text:p>
          </table:table-cell>
          <table:table-cell office:value-type="string" calcext:value-type="string">
            <text:p>NOEL SPRING</text:p>
          </table:table-cell>
          <table:table-cell office:value-type="string" calcext:value-type="string">
            <text:p>STONY CR</text:p>
          </table:table-cell>
          <table:table-cell office:value-type="string" calcext:value-type="string">
            <text:p>GLENN</text:p>
          </table:table-cell>
          <table:table-cell office:value-type="float" office:value="-122.667" calcext:value-type="float">
            <text:p>-122.667</text:p>
          </table:table-cell>
          <table:table-cell office:value-type="float" office:value="39.538" calcext:value-type="float">
            <text:p>39.538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US Army Corps of Engineers</text:p>
          </table:table-cell>
          <table:table-cell office:value-type="string" calcext:value-type="string">
            <text:p><text:a xlink:href="http://cdec.water.ca.gov/cgi-progs/nearbymap?sta=NLS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PDS" xlink:type="simple">PDS</text:a></text:p>
          </table:table-cell>
          <table:table-cell office:value-type="string" calcext:value-type="string">
            <text:p>PARADISE MEADOW</text:p>
          </table:table-cell>
          <table:table-cell office:value-type="string" calcext:value-type="string">
            <text:p>TUOLUMNE R</text:p>
          </table:table-cell>
          <table:table-cell office:value-type="string" calcext:value-type="string">
            <text:p>TUOLUMNE</text:p>
          </table:table-cell>
          <table:table-cell office:value-type="float" office:value="-119.67" calcext:value-type="float">
            <text:p>-119.67</text:p>
          </table:table-cell>
          <table:table-cell office:value-type="float" office:value="38.047" calcext:value-type="float">
            <text:p>38.047</text:p>
          </table:table-cell>
          <table:table-cell office:value-type="float" office:value="7650" calcext:value-type="float">
            <text:p>765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<text:a xlink:href="http://cdec.water.ca.gov/cgi-progs/nearbymap?sta=PDS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PET" xlink:type="simple">PET</text:a></text:p>
          </table:table-cell>
          <table:table-cell office:value-type="string" calcext:value-type="string">
            <text:p>PETERSON FLAT</text:p>
          </table:table-cell>
          <table:table-cell office:value-type="string" calcext:value-type="string">
            <text:p>TRINITY R</text:p>
          </table:table-cell>
          <table:table-cell office:value-type="string" calcext:value-type="string">
            <text:p>TRINITY</text:p>
          </table:table-cell>
          <table:table-cell office:value-type="float" office:value="-122.5277" calcext:value-type="float">
            <text:p>-122.5277</text:p>
          </table:table-cell>
          <table:table-cell office:value-type="float" office:value="41.3023" calcext:value-type="float">
            <text:p>41.3023</text:p>
          </table:table-cell>
          <table:table-cell office:value-type="float" office:value="7150" calcext:value-type="float">
            <text:p>715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PET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PLP" xlink:type="simple">PLP</text:a></text:p>
          </table:table-cell>
          <table:table-cell office:value-type="string" calcext:value-type="string">
            <text:p>PILOT PEAK (DWR)</text:p>
          </table:table-cell>
          <table:table-cell office:value-type="string" calcext:value-type="string">
            <text:p>FEATHER R</text:p>
          </table:table-cell>
          <table:table-cell office:value-type="string" calcext:value-type="string">
            <text:p>PLUMAS</text:p>
          </table:table-cell>
          <table:table-cell office:value-type="float" office:value="-120.87778" calcext:value-type="float">
            <text:p>-120.87778</text:p>
          </table:table-cell>
          <table:table-cell office:value-type="float" office:value="39.78589" calcext:value-type="float">
            <text:p>39.78589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CA Dept of Water Resources/O &amp; M</text:p>
          </table:table-cell>
          <table:table-cell office:value-type="string" calcext:value-type="string">
            <text:p>  N / A </text:p>
          </table:table-cell>
        </table:table-row>
        <table:table-row table:style-name="ro3">
          <table:table-cell office:value-type="string" calcext:value-type="string">
            <text:p><text:a xlink:href="http://cdec.water.ca.gov/cgi-progs/staMeta?station_id=PSC" xlink:type="simple">PSC</text:a></text:p>
          </table:table-cell>
          <table:table-cell office:value-type="string" calcext:value-type="string">
            <text:p>PASCOES</text:p>
          </table:table-cell>
          <table:table-cell office:value-type="string" calcext:value-type="string">
            <text:p>KERN R</text:p>
          </table:table-cell>
          <table:table-cell office:value-type="string" calcext:value-type="string">
            <text:p>TULARE</text:p>
          </table:table-cell>
          <table:table-cell office:value-type="float" office:value="-118.35" calcext:value-type="float">
            <text:p>-118.35</text:p>
          </table:table-cell>
          <table:table-cell office:value-type="float" office:value="35.967" calcext:value-type="float">
            <text:p>35.967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US Army Corps of Engineers</text:p>
          </table:table-cell>
          <table:table-cell office:value-type="string" calcext:value-type="string">
            <text:p><text:a xlink:href="http://cdec.water.ca.gov/cgi-progs/nearbymap?sta=PSC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PSN" xlink:type="simple">PSN</text:a></text:p>
          </table:table-cell>
          <table:table-cell office:value-type="string" calcext:value-type="string">
            <text:p>POISON FLAT</text:p>
          </table:table-cell>
          <table:table-cell office:value-type="string" calcext:value-type="string">
            <text:p>CARSON R</text:p>
          </table:table-cell>
          <table:table-cell office:value-type="string" calcext:value-type="string">
            <text:p>ALPINE</text:p>
          </table:table-cell>
          <table:table-cell office:value-type="float" office:value="-119.631" calcext:value-type="float">
            <text:p>-119.631</text:p>
          </table:table-cell>
          <table:table-cell office:value-type="float" office:value="38.501" calcext:value-type="float">
            <text:p>38.501</text:p>
          </table:table-cell>
          <table:table-cell office:value-type="float" office:value="7900" calcext:value-type="float">
            <text:p>790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PSN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PSR" xlink:type="simple">PSR</text:a></text:p>
          </table:table-cell>
          <table:table-cell office:value-type="string" calcext:value-type="string">
            <text:p>POISON RIDGE</text:p>
          </table:table-cell>
          <table:table-cell office:value-type="string" calcext:value-type="string">
            <text:p>SAN JOAQUIN R</text:p>
          </table:table-cell>
          <table:table-cell office:value-type="string" calcext:value-type="string">
            <text:p>MADERA</text:p>
          </table:table-cell>
          <table:table-cell office:value-type="float" office:value="-119.52" calcext:value-type="float">
            <text:p>-119.52</text:p>
          </table:table-cell>
          <table:table-cell office:value-type="float" office:value="37.403" calcext:value-type="float">
            <text:p>37.403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PSR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QUA" xlink:type="simple">QUA</text:a></text:p>
          </table:table-cell>
          <table:table-cell office:value-type="string" calcext:value-type="string">
            <text:p>QUAKING ASPEN</text:p>
          </table:table-cell>
          <table:table-cell office:value-type="string" calcext:value-type="string">
            <text:p>TULE R</text:p>
          </table:table-cell>
          <table:table-cell office:value-type="string" calcext:value-type="string">
            <text:p>TULARE</text:p>
          </table:table-cell>
          <table:table-cell office:value-type="float" office:value="-118.53994" calcext:value-type="float">
            <text:p>-118.53994</text:p>
          </table:table-cell>
          <table:table-cell office:value-type="float" office:value="36.11754" calcext:value-type="float">
            <text:p>36.11754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  N / A </text:p>
          </table:table-cell>
        </table:table-row>
        <table:table-row table:style-name="ro3">
          <table:table-cell office:value-type="string" calcext:value-type="string">
            <text:p><text:a xlink:href="http://cdec.water.ca.gov/cgi-progs/staMeta?station_id=RBB" xlink:type="simple">RBB</text:a></text:p>
          </table:table-cell>
          <table:table-cell office:value-type="string" calcext:value-type="string">
            <text:p>ROBBS SADDLE</text:p>
          </table:table-cell>
          <table:table-cell office:value-type="string" calcext:value-type="string">
            <text:p>AMERICAN R</text:p>
          </table:table-cell>
          <table:table-cell office:value-type="string" calcext:value-type="string">
            <text:p>EL DORADO</text:p>
          </table:table-cell>
          <table:table-cell office:value-type="float" office:value="-120.3793" calcext:value-type="float">
            <text:p>-120.3793</text:p>
          </table:table-cell>
          <table:table-cell office:value-type="float" office:value="38.91153" calcext:value-type="float">
            <text:p>38.91153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Sacramento Municipal Utility District</text:p>
          </table:table-cell>
          <table:table-cell office:value-type="string" calcext:value-type="string">
            <text:p><text:a xlink:href="http://cdec.water.ca.gov/cgi-progs/nearbymap?sta=RBB" xlink:type="simple"> </text:a></text:p>
          </table:table-cell>
        </table:table-row>
        <table:table-row table:style-name="ro3">
          <table:table-cell office:value-type="string" calcext:value-type="string">
            <text:p><text:a xlink:href="http://cdec.water.ca.gov/cgi-progs/staMeta?station_id=RBP" xlink:type="simple">RBP</text:a></text:p>
          </table:table-cell>
          <table:table-cell office:value-type="string" calcext:value-type="string">
            <text:p>ROBBS POWERHOUSE</text:p>
          </table:table-cell>
          <table:table-cell office:value-type="string" calcext:value-type="string">
            <text:p>AMERICAN R</text:p>
          </table:table-cell>
          <table:table-cell office:value-type="string" calcext:value-type="string">
            <text:p>EL DORADO</text:p>
          </table:table-cell>
          <table:table-cell office:value-type="float" office:value="-120.37654" calcext:value-type="float">
            <text:p>-120.37654</text:p>
          </table:table-cell>
          <table:table-cell office:value-type="float" office:value="38.90238" calcext:value-type="float">
            <text:p>38.90238</text:p>
          </table:table-cell>
          <table:table-cell office:value-type="float" office:value="5150" calcext:value-type="float">
            <text:p>5150</text:p>
          </table:table-cell>
          <table:table-cell office:value-type="string" calcext:value-type="string">
            <text:p>Sacramento Municipal Utility District</text:p>
          </table:table-cell>
          <table:table-cell office:value-type="string" calcext:value-type="string">
            <text:p><text:a xlink:href="http://cdec.water.ca.gov/cgi-progs/nearbymap?sta=RBP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RCC" xlink:type="simple">RCC</text:a></text:p>
          </table:table-cell>
          <table:table-cell office:value-type="string" calcext:value-type="string">
            <text:p>ROBINSON COW CAMP</text:p>
          </table:table-cell>
          <table:table-cell office:value-type="string" calcext:value-type="string">
            <text:p>YUBA R</text:p>
          </table:table-cell>
          <table:table-cell office:value-type="string" calcext:value-type="string">
            <text:p>SIERRA</text:p>
          </table:table-cell>
          <table:table-cell office:value-type="float" office:value="-120.68" calcext:value-type="float">
            <text:p>-120.68</text:p>
          </table:table-cell>
          <table:table-cell office:value-type="float" office:value="39.6219" calcext:value-type="float">
            <text:p>39.6219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<text:a xlink:href="http://cdec.water.ca.gov/cgi-progs/nearbymap?sta=RCC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RCK" xlink:type="simple">RCK</text:a></text:p>
          </table:table-cell>
          <table:table-cell office:value-type="string" calcext:value-type="string">
            <text:p>ROCK CREEK LAKES</text:p>
          </table:table-cell>
          <table:table-cell office:value-type="string" calcext:value-type="string">
            <text:p>OWENS R</text:p>
          </table:table-cell>
          <table:table-cell office:value-type="string" calcext:value-type="string">
            <text:p>INYO</text:p>
          </table:table-cell>
          <table:table-cell office:value-type="float" office:value="-118.73507" calcext:value-type="float">
            <text:p>-118.73507</text:p>
          </table:table-cell>
          <table:table-cell office:value-type="float" office:value="37.4573" calcext:value-type="float">
            <text:p>37.4573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  N / A 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REL" xlink:type="simple">REL</text:a></text:p>
          </table:table-cell>
          <table:table-cell office:value-type="string" calcext:value-type="string">
            <text:p>LOWER RELIEF VALLEY</text:p>
          </table:table-cell>
          <table:table-cell office:value-type="string" calcext:value-type="string">
            <text:p>STANISLAUS R</text:p>
          </table:table-cell>
          <table:table-cell office:value-type="string" calcext:value-type="string">
            <text:p>TUOLUMNE</text:p>
          </table:table-cell>
          <table:table-cell office:value-type="float" office:value="-119.76292" calcext:value-type="float">
            <text:p>-119.76292</text:p>
          </table:table-cell>
          <table:table-cell office:value-type="float" office:value="38.24292" calcext:value-type="float">
            <text:p>38.24292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<text:a xlink:href="http://cdec.water.ca.gov/cgi-progs/nearbymap?sta=REL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RP2" xlink:type="simple">RP2</text:a></text:p>
          </table:table-cell>
          <table:table-cell office:value-type="string" calcext:value-type="string">
            <text:p>RUBICON PEAK 2</text:p>
          </table:table-cell>
          <table:table-cell office:value-type="string" calcext:value-type="string">
            <text:p>LAKE TAHOE</text:p>
          </table:table-cell>
          <table:table-cell office:value-type="string" calcext:value-type="string">
            <text:p>EL DORADO</text:p>
          </table:table-cell>
          <table:table-cell office:value-type="float" office:value="-120.14" calcext:value-type="float">
            <text:p>-120.14</text:p>
          </table:table-cell>
          <table:table-cell office:value-type="float" office:value="39.001" calcext:value-type="float">
            <text:p>39.00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RP2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RRM" xlink:type="simple">RRM</text:a></text:p>
          </table:table-cell>
          <table:table-cell office:value-type="string" calcext:value-type="string">
            <text:p>RED ROCK MOUNTAIN</text:p>
          </table:table-cell>
          <table:table-cell office:value-type="string" calcext:value-type="string">
            <text:p>TRINITY R</text:p>
          </table:table-cell>
          <table:table-cell office:value-type="string" calcext:value-type="string">
            <text:p>TRINITY</text:p>
          </table:table-cell>
          <table:table-cell office:value-type="float" office:value="-122.885" calcext:value-type="float">
            <text:p>-122.885</text:p>
          </table:table-cell>
          <table:table-cell office:value-type="float" office:value="41.023" calcext:value-type="float">
            <text:p>41.023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RRM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RTL" xlink:type="simple">RTL</text:a></text:p>
          </table:table-cell>
          <table:table-cell office:value-type="string" calcext:value-type="string">
            <text:p>RATTLESNAKE</text:p>
          </table:table-cell>
          <table:table-cell office:value-type="string" calcext:value-type="string">
            <text:p>FEATHER R</text:p>
          </table:table-cell>
          <table:table-cell office:value-type="string" calcext:value-type="string">
            <text:p>PLUMAS</text:p>
          </table:table-cell>
          <table:table-cell office:value-type="float" office:value="-121.043" calcext:value-type="float">
            <text:p>-121.043</text:p>
          </table:table-cell>
          <table:table-cell office:value-type="float" office:value="40.125" calcext:value-type="float">
            <text:p>40.12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CA Dept of Water Resources/O &amp; M</text:p>
          </table:table-cell>
          <table:table-cell office:value-type="string" calcext:value-type="string">
            <text:p><text:a xlink:href="http://cdec.water.ca.gov/cgi-progs/nearbymap?sta=RTL" xlink:type="simple"> </text:a></text:p>
          </table:table-cell>
        </table:table-row>
        <table:table-row table:style-name="ro3">
          <table:table-cell office:value-type="string" calcext:value-type="string">
            <text:p><text:a xlink:href="http://cdec.water.ca.gov/cgi-progs/staMeta?station_id=SCN" xlink:type="simple">SCN</text:a></text:p>
          </table:table-cell>
          <table:table-cell office:value-type="string" calcext:value-type="string">
            <text:p>SCHNEIDERS</text:p>
          </table:table-cell>
          <table:table-cell office:value-type="string" calcext:value-type="string">
            <text:p>AMERICAN R</text:p>
          </table:table-cell>
          <table:table-cell office:value-type="string" calcext:value-type="string">
            <text:p>EL DORADO</text:p>
          </table:table-cell>
          <table:table-cell office:value-type="float" office:value="-120.068" calcext:value-type="float">
            <text:p>-120.068</text:p>
          </table:table-cell>
          <table:table-cell office:value-type="float" office:value="38.747" calcext:value-type="float">
            <text:p>38.747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Sacramento Municipal Utility District</text:p>
          </table:table-cell>
          <table:table-cell office:value-type="string" calcext:value-type="string">
            <text:p><text:a xlink:href="http://cdec.water.ca.gov/cgi-progs/nearbymap?sta=SCN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SCT" xlink:type="simple">SCT</text:a></text:p>
          </table:table-cell>
          <table:table-cell office:value-type="string" calcext:value-type="string">
            <text:p>SCOTT MOUNTAIN</text:p>
          </table:table-cell>
          <table:table-cell office:value-type="string" calcext:value-type="string">
            <text:p>SCOTT R</text:p>
          </table:table-cell>
          <table:table-cell office:value-type="string" calcext:value-type="string">
            <text:p>SISKIYOU</text:p>
          </table:table-cell>
          <table:table-cell office:value-type="float" office:value="-122.718" calcext:value-type="float">
            <text:p>-122.718</text:p>
          </table:table-cell>
          <table:table-cell office:value-type="float" office:value="41.272" calcext:value-type="float">
            <text:p>41.272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SCT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SDF" xlink:type="simple">SDF</text:a></text:p>
          </table:table-cell>
          <table:table-cell office:value-type="string" calcext:value-type="string">
            <text:p>SAND FLAT</text:p>
          </table:table-cell>
          <table:table-cell office:value-type="string" calcext:value-type="string">
            <text:p>SACRAMENTO R</text:p>
          </table:table-cell>
          <table:table-cell office:value-type="string" calcext:value-type="string">
            <text:p>SISKIYOU</text:p>
          </table:table-cell>
          <table:table-cell office:value-type="float" office:value="-122.2464" calcext:value-type="float">
            <text:p>-122.2464</text:p>
          </table:table-cell>
          <table:table-cell office:value-type="float" office:value="41.3504" calcext:value-type="float">
            <text:p>41.3504</text:p>
          </table:table-cell>
          <table:table-cell office:value-type="float" office:value="6750" calcext:value-type="float">
            <text:p>675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SDF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SDW" xlink:type="simple">SDW</text:a></text:p>
          </table:table-cell>
          <table:table-cell office:value-type="string" calcext:value-type="string">
            <text:p>SUMMIT MEADOW</text:p>
          </table:table-cell>
          <table:table-cell office:value-type="string" calcext:value-type="string">
            <text:p>WALKER R</text:p>
          </table:table-cell>
          <table:table-cell office:value-type="string" calcext:value-type="string">
            <text:p>MONO</text:p>
          </table:table-cell>
          <table:table-cell office:value-type="float" office:value="-119.5356" calcext:value-type="float">
            <text:p>-119.5356</text:p>
          </table:table-cell>
          <table:table-cell office:value-type="float" office:value="38.3975" calcext:value-type="float">
            <text:p>38.3975</text:p>
          </table:table-cell>
          <table:table-cell office:value-type="float" office:value="9313" calcext:value-type="float">
            <text:p>9313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SDW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SHM" xlink:type="simple">SHM</text:a></text:p>
          </table:table-cell>
          <table:table-cell office:value-type="string" calcext:value-type="string">
            <text:p>SHIMMY LAKE</text:p>
          </table:table-cell>
          <table:table-cell office:value-type="string" calcext:value-type="string">
            <text:p>TRINITY R</text:p>
          </table:table-cell>
          <table:table-cell office:value-type="string" calcext:value-type="string">
            <text:p>TRINITY</text:p>
          </table:table-cell>
          <table:table-cell office:value-type="float" office:value="-122.8" calcext:value-type="float">
            <text:p>-122.8</text:p>
          </table:table-cell>
          <table:table-cell office:value-type="float" office:value="41.008" calcext:value-type="float">
            <text:p>41.008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SHM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SIL" xlink:type="simple">SIL</text:a></text:p>
          </table:table-cell>
          <table:table-cell office:value-type="string" calcext:value-type="string">
            <text:p>SILVER LAKE</text:p>
          </table:table-cell>
          <table:table-cell office:value-type="string" calcext:value-type="string">
            <text:p>AMERICAN R</text:p>
          </table:table-cell>
          <table:table-cell office:value-type="string" calcext:value-type="string">
            <text:p>EL DORADO</text:p>
          </table:table-cell>
          <table:table-cell office:value-type="float" office:value="-120.118" calcext:value-type="float">
            <text:p>-120.118</text:p>
          </table:table-cell>
          <table:table-cell office:value-type="float" office:value="38.678" calcext:value-type="float">
            <text:p>38.678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SIL" xlink:type="simple"> </text:a></text:p>
          </table:table-cell>
        </table:table-row>
        <table:table-row table:style-name="ro3">
          <table:table-cell office:value-type="string" calcext:value-type="string">
            <text:p><text:a xlink:href="http://cdec.water.ca.gov/cgi-progs/staMeta?station_id=SLI" xlink:type="simple">SLI</text:a></text:p>
          </table:table-cell>
          <table:table-cell office:value-type="string" calcext:value-type="string">
            <text:p>SLIDE CANYON</text:p>
          </table:table-cell>
          <table:table-cell office:value-type="string" calcext:value-type="string">
            <text:p>TUOLUMNE R</text:p>
          </table:table-cell>
          <table:table-cell office:value-type="string" calcext:value-type="string">
            <text:p>TUOLUMNE</text:p>
          </table:table-cell>
          <table:table-cell office:value-type="float" office:value="-119.43" calcext:value-type="float">
            <text:p>-119.43</text:p>
          </table:table-cell>
          <table:table-cell office:value-type="float" office:value="38.092" calcext:value-type="float">
            <text:p>38.092</text:p>
          </table:table-cell>
          <table:table-cell office:value-type="float" office:value="9200" calcext:value-type="float">
            <text:p>9200</text:p>
          </table:table-cell>
          <table:table-cell office:value-type="string" calcext:value-type="string">
            <text:p>CA Dept of Water Resources</text:p>
          </table:table-cell>
          <table:table-cell office:value-type="string" calcext:value-type="string">
            <text:p><text:a xlink:href="http://cdec.water.ca.gov/cgi-progs/nearbymap?sta=SLI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SLK" xlink:type="simple">SLK</text:a></text:p>
          </table:table-cell>
          <table:table-cell office:value-type="string" calcext:value-type="string">
            <text:p>SOUTH LAKE</text:p>
          </table:table-cell>
          <table:table-cell office:value-type="string" calcext:value-type="string">
            <text:p>OWENS R</text:p>
          </table:table-cell>
          <table:table-cell office:value-type="string" calcext:value-type="string">
            <text:p>INYO</text:p>
          </table:table-cell>
          <table:table-cell office:value-type="float" office:value="-118.56266" calcext:value-type="float">
            <text:p>-118.56266</text:p>
          </table:table-cell>
          <table:table-cell office:value-type="float" office:value="37.1759" calcext:value-type="float">
            <text:p>37.1759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  N / A 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SLM" xlink:type="simple">SLM</text:a></text:p>
          </table:table-cell>
          <table:table-cell office:value-type="string" calcext:value-type="string">
            <text:p>STANISLAUS MEADOW</text:p>
          </table:table-cell>
          <table:table-cell office:value-type="string" calcext:value-type="string">
            <text:p>STANISLAUS R</text:p>
          </table:table-cell>
          <table:table-cell office:value-type="string" calcext:value-type="string">
            <text:p>ALPINE</text:p>
          </table:table-cell>
          <table:table-cell office:value-type="float" office:value="-119.9373" calcext:value-type="float">
            <text:p>-119.9373</text:p>
          </table:table-cell>
          <table:table-cell office:value-type="float" office:value="38.5055" calcext:value-type="float">
            <text:p>38.5055</text:p>
          </table:table-cell>
          <table:table-cell office:value-type="float" office:value="7750" calcext:value-type="float">
            <text:p>775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SLM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SLT" xlink:type="simple">SLT</text:a></text:p>
          </table:table-cell>
          <table:table-cell office:value-type="string" calcext:value-type="string">
            <text:p>SLATE CREEK</text:p>
          </table:table-cell>
          <table:table-cell office:value-type="string" calcext:value-type="string">
            <text:p>SACRAMENTO R</text:p>
          </table:table-cell>
          <table:table-cell office:value-type="string" calcext:value-type="string">
            <text:p>SHASTA</text:p>
          </table:table-cell>
          <table:table-cell office:value-type="float" office:value="-122.478" calcext:value-type="float">
            <text:p>-122.478</text:p>
          </table:table-cell>
          <table:table-cell office:value-type="float" office:value="41.045" calcext:value-type="float">
            <text:p>41.045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SLT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SNM" xlink:type="simple">SNM</text:a></text:p>
          </table:table-cell>
          <table:table-cell office:value-type="string" calcext:value-type="string">
            <text:p>SNOW MOUNTAIN</text:p>
          </table:table-cell>
          <table:table-cell office:value-type="string" calcext:value-type="string">
            <text:p>PIT R</text:p>
          </table:table-cell>
          <table:table-cell office:value-type="string" calcext:value-type="string">
            <text:p>SHASTA</text:p>
          </table:table-cell>
          <table:table-cell office:value-type="float" office:value="-121.782" calcext:value-type="float">
            <text:p>-121.782</text:p>
          </table:table-cell>
          <table:table-cell office:value-type="float" office:value="40.778" calcext:value-type="float">
            <text:p>40.778</text:p>
          </table:table-cell>
          <table:table-cell office:value-type="float" office:value="5950" calcext:value-type="float">
            <text:p>595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SNM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SPS" xlink:type="simple">SPS</text:a></text:p>
          </table:table-cell>
          <table:table-cell office:value-type="string" calcext:value-type="string">
            <text:p>SONORA PASS BRIDGE</text:p>
          </table:table-cell>
          <table:table-cell office:value-type="string" calcext:value-type="string">
            <text:p>WALKER R</text:p>
          </table:table-cell>
          <table:table-cell office:value-type="string" calcext:value-type="string">
            <text:p>MONO</text:p>
          </table:table-cell>
          <table:table-cell office:value-type="float" office:value="-119.601" calcext:value-type="float">
            <text:p>-119.601</text:p>
          </table:table-cell>
          <table:table-cell office:value-type="float" office:value="38.318" calcext:value-type="float">
            <text:p>38.318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SPS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SPT" xlink:type="simple">SPT</text:a></text:p>
          </table:table-cell>
          <table:table-cell office:value-type="string" calcext:value-type="string">
            <text:p>SPRATT CREEK</text:p>
          </table:table-cell>
          <table:table-cell office:value-type="string" calcext:value-type="string">
            <text:p>CARSON R</text:p>
          </table:table-cell>
          <table:table-cell office:value-type="string" calcext:value-type="string">
            <text:p>ALPINE</text:p>
          </table:table-cell>
          <table:table-cell office:value-type="float" office:value="-119.81742" calcext:value-type="float">
            <text:p>-119.81742</text:p>
          </table:table-cell>
          <table:table-cell office:value-type="float" office:value="38.66627" calcext:value-type="float">
            <text:p>38.66627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SPT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SQV" xlink:type="simple">SQV</text:a></text:p>
          </table:table-cell>
          <table:table-cell office:value-type="string" calcext:value-type="string">
            <text:p>SQUAW VALLEY GOLD COAST</text:p>
          </table:table-cell>
          <table:table-cell office:value-type="string" calcext:value-type="string">
            <text:p>TRUCKEE R</text:p>
          </table:table-cell>
          <table:table-cell office:value-type="string" calcext:value-type="string">
            <text:p>PLACER</text:p>
          </table:table-cell>
          <table:table-cell office:value-type="float" office:value="-120.276" calcext:value-type="float">
            <text:p>-120.276</text:p>
          </table:table-cell>
          <table:table-cell office:value-type="float" office:value="39.194" calcext:value-type="float">
            <text:p>39.194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SQV" xlink:type="simple"> </text:a></text:p>
          </table:table-cell>
        </table:table-row>
        <table:table-row table:style-name="ro3">
          <table:table-cell office:value-type="string" calcext:value-type="string">
            <text:p><text:a xlink:href="http://cdec.water.ca.gov/cgi-progs/staMeta?station_id=STL" xlink:type="simple">STL</text:a></text:p>
          </table:table-cell>
          <table:table-cell office:value-type="string" calcext:value-type="string">
            <text:p>STATE LAKES</text:p>
          </table:table-cell>
          <table:table-cell office:value-type="string" calcext:value-type="string">
            <text:p>KINGS R</text:p>
          </table:table-cell>
          <table:table-cell office:value-type="string" calcext:value-type="string">
            <text:p>FRESNO</text:p>
          </table:table-cell>
          <table:table-cell office:value-type="float" office:value="-118.574" calcext:value-type="float">
            <text:p>-118.574</text:p>
          </table:table-cell>
          <table:table-cell office:value-type="float" office:value="36.927" calcext:value-type="float">
            <text:p>36.927</text:p>
          </table:table-cell>
          <table:table-cell office:value-type="float" office:value="10300" calcext:value-type="float">
            <text:p>10300</text:p>
          </table:table-cell>
          <table:table-cell office:value-type="string" calcext:value-type="string">
            <text:p>US Army Corps of Engineers</text:p>
          </table:table-cell>
          <table:table-cell office:value-type="string" calcext:value-type="string">
            <text:p><text:a xlink:href="http://cdec.water.ca.gov/cgi-progs/nearbymap?sta=STL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STM" xlink:type="simple">STM</text:a></text:p>
          </table:table-cell>
          <table:table-cell office:value-type="string" calcext:value-type="string">
            <text:p>STOUTS MEADOW</text:p>
          </table:table-cell>
          <table:table-cell office:value-type="string" calcext:value-type="string">
            <text:p>MC CLOUD R</text:p>
          </table:table-cell>
          <table:table-cell office:value-type="string" calcext:value-type="string">
            <text:p>SHASTA</text:p>
          </table:table-cell>
          <table:table-cell office:value-type="float" office:value="-121.938" calcext:value-type="float">
            <text:p>-121.938</text:p>
          </table:table-cell>
          <table:table-cell office:value-type="float" office:value="41.17" calcext:value-type="float">
            <text:p>41.17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STM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STR" xlink:type="simple">STR</text:a></text:p>
          </table:table-cell>
          <table:table-cell office:value-type="string" calcext:value-type="string">
            <text:p>OSTRANDER LAKE</text:p>
          </table:table-cell>
          <table:table-cell office:value-type="string" calcext:value-type="string">
            <text:p>MERCED R</text:p>
          </table:table-cell>
          <table:table-cell office:value-type="string" calcext:value-type="string">
            <text:p>MARIPOSA</text:p>
          </table:table-cell>
          <table:table-cell office:value-type="float" office:value="-119.55" calcext:value-type="float">
            <text:p>-119.55</text:p>
          </table:table-cell>
          <table:table-cell office:value-type="float" office:value="37.637" calcext:value-type="float">
            <text:p>37.637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<text:a xlink:href="http://cdec.water.ca.gov/cgi-progs/nearbymap?sta=STR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SWM" xlink:type="simple">SWM</text:a></text:p>
          </table:table-cell>
          <table:table-cell office:value-type="string" calcext:value-type="string">
            <text:p>SAWMILL</text:p>
          </table:table-cell>
          <table:table-cell office:value-type="string" calcext:value-type="string">
            <text:p>OWENS R</text:p>
          </table:table-cell>
          <table:table-cell office:value-type="string" calcext:value-type="string">
            <text:p>INYO</text:p>
          </table:table-cell>
          <table:table-cell office:value-type="float" office:value="-118.56252" calcext:value-type="float">
            <text:p>-118.56252</text:p>
          </table:table-cell>
          <table:table-cell office:value-type="float" office:value="37.16193" calcext:value-type="float">
            <text:p>37.16193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  N / A 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TCC" xlink:type="simple">TCC</text:a></text:p>
          </table:table-cell>
          <table:table-cell office:value-type="string" calcext:value-type="string">
            <text:p>TAHOE CITY CROSS</text:p>
          </table:table-cell>
          <table:table-cell office:value-type="string" calcext:value-type="string">
            <text:p>LAKE TAHOE</text:p>
          </table:table-cell>
          <table:table-cell office:value-type="string" calcext:value-type="string">
            <text:p>PLACER</text:p>
          </table:table-cell>
          <table:table-cell office:value-type="float" office:value="-120.15466" calcext:value-type="float">
            <text:p>-120.15466</text:p>
          </table:table-cell>
          <table:table-cell office:value-type="float" office:value="39.17144" calcext:value-type="float">
            <text:p>39.17144</text:p>
          </table:table-cell>
          <table:table-cell office:value-type="float" office:value="6750" calcext:value-type="float">
            <text:p>675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TCC" xlink:type="simple"> </text:a></text:p>
          </table:table-cell>
        </table:table-row>
        <table:table-row table:style-name="ro3">
          <table:table-cell office:value-type="string" calcext:value-type="string">
            <text:p><text:a xlink:href="http://cdec.water.ca.gov/cgi-progs/staMeta?station_id=TES" xlink:type="simple">TES</text:a></text:p>
          </table:table-cell>
          <table:table-cell office:value-type="string" calcext:value-type="string">
            <text:p>TIOGA PASS ENTRY STATION</text:p>
          </table:table-cell>
          <table:table-cell office:value-type="string" calcext:value-type="string">
            <text:p>TUOLUMNE R</text:p>
          </table:table-cell>
          <table:table-cell office:value-type="string" calcext:value-type="string">
            <text:p>TUOLUMNE</text:p>
          </table:table-cell>
          <table:table-cell office:value-type="float" office:value="-119.25845" calcext:value-type="float">
            <text:p>-119.25845</text:p>
          </table:table-cell>
          <table:table-cell office:value-type="float" office:value="37.91085" calcext:value-type="float">
            <text:p>37.91085</text:p>
          </table:table-cell>
          <table:table-cell office:value-type="float" office:value="9945" calcext:value-type="float">
            <text:p>9945</text:p>
          </table:table-cell>
          <table:table-cell office:value-type="string" calcext:value-type="string">
            <text:p>CA Dept of Water Resources</text:p>
          </table:table-cell>
          <table:table-cell office:value-type="string" calcext:value-type="string">
            <text:p>  N / A 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TK2" xlink:type="simple">TK2</text:a></text:p>
          </table:table-cell>
          <table:table-cell office:value-type="string" calcext:value-type="string">
            <text:p>TRUCKEE 2</text:p>
          </table:table-cell>
          <table:table-cell office:value-type="string" calcext:value-type="string">
            <text:p>TRUCKEE R</text:p>
          </table:table-cell>
          <table:table-cell office:value-type="string" calcext:value-type="string">
            <text:p>PLACER</text:p>
          </table:table-cell>
          <table:table-cell office:value-type="float" office:value="-120.194" calcext:value-type="float">
            <text:p>-120.194</text:p>
          </table:table-cell>
          <table:table-cell office:value-type="float" office:value="39.3" calcext:value-type="float">
            <text:p>39.3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TK2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TMR" xlink:type="simple">TMR</text:a></text:p>
          </table:table-cell>
          <table:table-cell office:value-type="string" calcext:value-type="string">
            <text:p>TAMARACK SUMMIT</text:p>
          </table:table-cell>
          <table:table-cell office:value-type="string" calcext:value-type="string">
            <text:p>SAN JOAQUIN R</text:p>
          </table:table-cell>
          <table:table-cell office:value-type="string" calcext:value-type="string">
            <text:p>FRESNO</text:p>
          </table:table-cell>
          <table:table-cell office:value-type="float" office:value="-119.2" calcext:value-type="float">
            <text:p>-119.2</text:p>
          </table:table-cell>
          <table:table-cell office:value-type="float" office:value="37.165" calcext:value-type="float">
            <text:p>37.165</text:p>
          </table:table-cell>
          <table:table-cell office:value-type="float" office:value="7550" calcext:value-type="float">
            <text:p>755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TMR" xlink:type="simple"> </text:a></text:p>
          </table:table-cell>
        </table:table-row>
        <table:table-row table:style-name="ro3">
          <table:table-cell office:value-type="string" calcext:value-type="string">
            <text:p><text:a xlink:href="http://cdec.water.ca.gov/cgi-progs/staMeta?station_id=TNY" xlink:type="simple">TNY</text:a></text:p>
          </table:table-cell>
          <table:table-cell office:value-type="string" calcext:value-type="string">
            <text:p>TENAYA LAKE</text:p>
          </table:table-cell>
          <table:table-cell office:value-type="string" calcext:value-type="string">
            <text:p>MERCED R</text:p>
          </table:table-cell>
          <table:table-cell office:value-type="string" calcext:value-type="string">
            <text:p>MARIPOSA</text:p>
          </table:table-cell>
          <table:table-cell office:value-type="float" office:value="-119.448" calcext:value-type="float">
            <text:p>-119.448</text:p>
          </table:table-cell>
          <table:table-cell office:value-type="float" office:value="37.838" calcext:value-type="float">
            <text:p>37.838</text:p>
          </table:table-cell>
          <table:table-cell office:value-type="float" office:value="8150" calcext:value-type="float">
            <text:p>8150</text:p>
          </table:table-cell>
          <table:table-cell office:value-type="string" calcext:value-type="string">
            <text:p>CA Dept of Water Resources</text:p>
          </table:table-cell>
          <table:table-cell office:value-type="string" calcext:value-type="string">
            <text:p><text:a xlink:href="http://cdec.water.ca.gov/cgi-progs/nearbymap?sta=TNY" xlink:type="simple"> </text:a></text:p>
          </table:table-cell>
        </table:table-row>
        <table:table-row table:style-name="ro3">
          <table:table-cell office:value-type="string" calcext:value-type="string">
            <text:p><text:a xlink:href="http://cdec.water.ca.gov/cgi-progs/staMeta?station_id=TUM" xlink:type="simple">TUM</text:a></text:p>
          </table:table-cell>
          <table:table-cell office:value-type="string" calcext:value-type="string">
            <text:p>TUOLUMNE MEADOWS</text:p>
          </table:table-cell>
          <table:table-cell office:value-type="string" calcext:value-type="string">
            <text:p>TUOLUMNE R</text:p>
          </table:table-cell>
          <table:table-cell office:value-type="string" calcext:value-type="string">
            <text:p>TUOLUMNE</text:p>
          </table:table-cell>
          <table:table-cell office:value-type="float" office:value="-119.35" calcext:value-type="float">
            <text:p>-119.35</text:p>
          </table:table-cell>
          <table:table-cell office:value-type="float" office:value="37.873" calcext:value-type="float">
            <text:p>37.873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CA Dept of Water Resources</text:p>
          </table:table-cell>
          <table:table-cell office:value-type="string" calcext:value-type="string">
            <text:p><text:a xlink:href="http://cdec.water.ca.gov/cgi-progs/nearbymap?sta=TUM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TUN" xlink:type="simple">TUN</text:a></text:p>
          </table:table-cell>
          <table:table-cell office:value-type="string" calcext:value-type="string">
            <text:p>TUNNEL GUARD STATION</text:p>
          </table:table-cell>
          <table:table-cell office:value-type="string" calcext:value-type="string">
            <text:p>KERN R</text:p>
          </table:table-cell>
          <table:table-cell office:value-type="string" calcext:value-type="string">
            <text:p>TULARE</text:p>
          </table:table-cell>
          <table:table-cell office:value-type="float" office:value="-118.288" calcext:value-type="float">
            <text:p>-118.288</text:p>
          </table:table-cell>
          <table:table-cell office:value-type="float" office:value="36.367" calcext:value-type="float">
            <text:p>36.367</text:p>
          </table:table-cell>
          <table:table-cell office:value-type="float" office:value="8900" calcext:value-type="float">
            <text:p>890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<text:a xlink:href="http://cdec.water.ca.gov/cgi-progs/nearbymap?sta=TUN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UBC" xlink:type="simple">UBC</text:a></text:p>
          </table:table-cell>
          <table:table-cell office:value-type="string" calcext:value-type="string">
            <text:p>UPPER BURNT CORRAL</text:p>
          </table:table-cell>
          <table:table-cell office:value-type="string" calcext:value-type="string">
            <text:p>KINGS R</text:p>
          </table:table-cell>
          <table:table-cell office:value-type="string" calcext:value-type="string">
            <text:p>FRESNO</text:p>
          </table:table-cell>
          <table:table-cell office:value-type="float" office:value="-118.93777" calcext:value-type="float">
            <text:p>-118.93777</text:p>
          </table:table-cell>
          <table:table-cell office:value-type="float" office:value="37.18356" calcext:value-type="float">
            <text:p>37.18356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CA Dept of Water Resources/Snow Surveys</text:p>
          </table:table-cell>
          <table:table-cell office:value-type="string" calcext:value-type="string">
            <text:p>  N / A </text:p>
          </table:table-cell>
        </table:table-row>
        <table:table-row table:style-name="ro3">
          <table:table-cell office:value-type="string" calcext:value-type="string">
            <text:p><text:a xlink:href="http://cdec.water.ca.gov/cgi-progs/staMeta?station_id=UTY" xlink:type="simple">UTY</text:a></text:p>
          </table:table-cell>
          <table:table-cell office:value-type="string" calcext:value-type="string">
            <text:p>UPPER TYNDALL CREEK</text:p>
          </table:table-cell>
          <table:table-cell office:value-type="string" calcext:value-type="string">
            <text:p>KERN R</text:p>
          </table:table-cell>
          <table:table-cell office:value-type="string" calcext:value-type="string">
            <text:p>TULARE</text:p>
          </table:table-cell>
          <table:table-cell office:value-type="float" office:value="-118.397" calcext:value-type="float">
            <text:p>-118.397</text:p>
          </table:table-cell>
          <table:table-cell office:value-type="float" office:value="36.65" calcext:value-type="float">
            <text:p>36.65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US Army Corps of Engineers</text:p>
          </table:table-cell>
          <table:table-cell office:value-type="string" calcext:value-type="string">
            <text:p><text:a xlink:href="http://cdec.water.ca.gov/cgi-progs/nearbymap?sta=UTY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VLC" xlink:type="simple">VLC</text:a></text:p>
          </table:table-cell>
          <table:table-cell office:value-type="string" calcext:value-type="string">
            <text:p>VOLCANIC KNOB</text:p>
          </table:table-cell>
          <table:table-cell office:value-type="string" calcext:value-type="string">
            <text:p>SAN JOAQUIN R</text:p>
          </table:table-cell>
          <table:table-cell office:value-type="string" calcext:value-type="string">
            <text:p>FRESNO</text:p>
          </table:table-cell>
          <table:table-cell office:value-type="float" office:value="-118.903" calcext:value-type="float">
            <text:p>-118.903</text:p>
          </table:table-cell>
          <table:table-cell office:value-type="float" office:value="37.388" calcext:value-type="float">
            <text:p>37.388</text:p>
          </table:table-cell>
          <table:table-cell office:value-type="float" office:value="10050" calcext:value-type="float">
            <text:p>10050</text:p>
          </table:table-cell>
          <table:table-cell office:value-type="string" calcext:value-type="string">
            <text:p>US Bureau of Reclamation</text:p>
          </table:table-cell>
          <table:table-cell office:value-type="string" calcext:value-type="string">
            <text:p><text:a xlink:href="http://cdec.water.ca.gov/cgi-progs/nearbymap?sta=VLC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VRG" xlink:type="simple">VRG</text:a></text:p>
          </table:table-cell>
          <table:table-cell office:value-type="string" calcext:value-type="string">
            <text:p>VIRGINIA LAKES RIDGE</text:p>
          </table:table-cell>
          <table:table-cell office:value-type="string" calcext:value-type="string">
            <text:p>WALKER R</text:p>
          </table:table-cell>
          <table:table-cell office:value-type="string" calcext:value-type="string">
            <text:p>MONO</text:p>
          </table:table-cell>
          <table:table-cell office:value-type="float" office:value="-119.234" calcext:value-type="float">
            <text:p>-119.234</text:p>
          </table:table-cell>
          <table:table-cell office:value-type="float" office:value="38.077" calcext:value-type="float">
            <text:p>38.077</text:p>
          </table:table-cell>
          <table:table-cell office:value-type="float" office:value="9300" calcext:value-type="float">
            <text:p>930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VRG" xlink:type="simple"> </text:a></text:p>
          </table:table-cell>
        </table:table-row>
        <table:table-row table:style-name="ro3">
          <table:table-cell office:value-type="string" calcext:value-type="string">
            <text:p><text:a xlink:href="http://cdec.water.ca.gov/cgi-progs/staMeta?station_id=VVL" xlink:type="simple">VVL</text:a></text:p>
          </table:table-cell>
          <table:table-cell office:value-type="string" calcext:value-type="string">
            <text:p>VAN VLECK</text:p>
          </table:table-cell>
          <table:table-cell office:value-type="string" calcext:value-type="string">
            <text:p>AMERICAN R</text:p>
          </table:table-cell>
          <table:table-cell office:value-type="string" calcext:value-type="string">
            <text:p>EL DORADO</text:p>
          </table:table-cell>
          <table:table-cell office:value-type="float" office:value="-120.30606" calcext:value-type="float">
            <text:p>-120.30606</text:p>
          </table:table-cell>
          <table:table-cell office:value-type="float" office:value="38.94395" calcext:value-type="float">
            <text:p>38.94395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Sacramento Municipal Utility District</text:p>
          </table:table-cell>
          <table:table-cell office:value-type="string" calcext:value-type="string">
            <text:p><text:a xlink:href="http://cdec.water.ca.gov/cgi-progs/nearbymap?sta=VVL" xlink:type="simple"> </text:a></text:p>
          </table:table-cell>
        </table:table-row>
        <table:table-row table:style-name="ro2">
          <table:table-cell office:value-type="string" calcext:value-type="string">
            <text:p><text:a xlink:href="http://cdec.water.ca.gov/cgi-progs/staMeta?station_id=WC3" xlink:type="simple">WC3</text:a></text:p>
          </table:table-cell>
          <table:table-cell office:value-type="string" calcext:value-type="string">
            <text:p>WARD CREEK 3</text:p>
          </table:table-cell>
          <table:table-cell office:value-type="string" calcext:value-type="string">
            <text:p>LAKE TAHOE</text:p>
          </table:table-cell>
          <table:table-cell office:value-type="string" calcext:value-type="string">
            <text:p>PLACER</text:p>
          </table:table-cell>
          <table:table-cell office:value-type="float" office:value="-120.21868" calcext:value-type="float">
            <text:p>-120.21868</text:p>
          </table:table-cell>
          <table:table-cell office:value-type="float" office:value="39.13557" calcext:value-type="float">
            <text:p>39.13557</text:p>
          </table:table-cell>
          <table:table-cell office:value-type="float" office:value="6750" calcext:value-type="float">
            <text:p>6750</text:p>
          </table:table-cell>
          <table:table-cell office:value-type="string" calcext:value-type="string">
            <text:p>Natural Resources Conservation Service</text:p>
          </table:table-cell>
          <table:table-cell office:value-type="string" calcext:value-type="string">
            <text:p><text:a xlink:href="http://cdec.water.ca.gov/cgi-progs/nearbymap?sta=WC3" xlink:type="simple"> </text:a></text:p>
          </table:table-cell>
        </table:table-row>
        <table:table-row table:style-name="ro1">
          <table:table-cell office:value-type="string" calcext:value-type="string">
            <text:p><text:a xlink:href="http://cdec.water.ca.gov/cgi-progs/staMeta?station_id=WHW" xlink:type="simple">WHW</text:a></text:p>
          </table:table-cell>
          <table:table-cell office:value-type="string" calcext:value-type="string">
            <text:p>WHITE WOLF</text:p>
          </table:table-cell>
          <table:table-cell office:value-type="string" calcext:value-type="string">
            <text:p>TUOLUMNE R</text:p>
          </table:table-cell>
          <table:table-cell office:value-type="string" calcext:value-type="string">
            <text:p>TUOLUMNE</text:p>
          </table:table-cell>
          <table:table-cell office:value-type="float" office:value="-119.6516" calcext:value-type="float">
            <text:p>-119.6516</text:p>
          </table:table-cell>
          <table:table-cell office:value-type="float" office:value="37.8595" calcext:value-type="float">
            <text:p>37.8595</text:p>
          </table:table-cell>
          <table:table-cell office:value-type="float" office:value="7900" calcext:value-type="float">
            <text:p>7900</text:p>
          </table:table-cell>
          <table:table-cell office:value-type="string" calcext:value-type="string">
            <text:p>National Park Service</text:p>
          </table:table-cell>
          <table:table-cell office:value-type="string" calcext:value-type="string">
            <text:p><text:a xlink:href="http://cdec.water.ca.gov/cgi-progs/nearbymap?sta=WHW" xlink:type="simple"> </text:a></text:p>
          </table:table-cell>
        </table:table-row>
        <table:table-row table:style-name="ro3">
          <table:table-cell office:value-type="string" calcext:value-type="string">
            <text:p><text:a xlink:href="http://cdec.water.ca.gov/cgi-progs/staMeta?station_id=WTM" xlink:type="simple">WTM</text:a></text:p>
          </table:table-cell>
          <table:table-cell office:value-type="string" calcext:value-type="string">
            <text:p>WET MEADOWS</text:p>
          </table:table-cell>
          <table:table-cell office:value-type="string" calcext:value-type="string">
            <text:p>KERN R</text:p>
          </table:table-cell>
          <table:table-cell office:value-type="string" calcext:value-type="string">
            <text:p>TULARE</text:p>
          </table:table-cell>
          <table:table-cell office:value-type="float" office:value="-118.572" calcext:value-type="float">
            <text:p>-118.572</text:p>
          </table:table-cell>
          <table:table-cell office:value-type="float" office:value="36.348" calcext:value-type="float">
            <text:p>36.348</text:p>
          </table:table-cell>
          <table:table-cell office:value-type="float" office:value="8950" calcext:value-type="float">
            <text:p>8950</text:p>
          </table:table-cell>
          <table:table-cell office:value-type="string" calcext:value-type="string">
            <text:p>US Army Corps of Engineers</text:p>
          </table:table-cell>
          <table:table-cell office:value-type="string" calcext:value-type="string">
            <text:p><text:a xlink:href="http://cdec.water.ca.gov/cgi-progs/nearbymap?sta=WTM" xlink:type="simple"> </text:a></text:p>
          </table:table-cell>
        </table:table-row>
        <table:table-row table:style-name="ro3">
          <table:table-cell office:value-type="string" calcext:value-type="string">
            <text:p><text:a xlink:href="http://cdec.water.ca.gov/cgi-progs/staMeta?station_id=WWC" xlink:type="simple">WWC</text:a></text:p>
          </table:table-cell>
          <table:table-cell office:value-type="string" calcext:value-type="string">
            <text:p>WEST WOODCHUCK MEADOW</text:p>
          </table:table-cell>
          <table:table-cell office:value-type="string" calcext:value-type="string">
            <text:p>KINGS R</text:p>
          </table:table-cell>
          <table:table-cell office:value-type="string" calcext:value-type="string">
            <text:p>FRESNO</text:p>
          </table:table-cell>
          <table:table-cell office:value-type="float" office:value="-118.918" calcext:value-type="float">
            <text:p>-118.918</text:p>
          </table:table-cell>
          <table:table-cell office:value-type="float" office:value="37.03" calcext:value-type="float">
            <text:p>37.03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US Army Corps of Engineers</text:p>
          </table:table-cell>
          <table:table-cell office:value-type="string" calcext:value-type="string">
            <text:p><text:a xlink:href="http://cdec.water.ca.gov/cgi-progs/nearbymap?sta=WWC" xlink:type="simple"> 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6:41:54.913623000</meta:creation-date>
    <dc:date>2018-01-12T16:44:01.782370000</dc:date>
    <meta:editing-duration>PT2M10S</meta:editing-duration>
    <meta:editing-cycles>1</meta:editing-cycles>
    <meta:document-statistic meta:table-count="1" meta:cell-count="1179" meta:object-count="0"/>
    <meta:generator>LibreOffice/5.4.2.2$MacOSX_X86_64 LibreOffice_project/22b09f6418e8c2d508a9eaf86b2399209b0990f4</meta:generator>
  </office:meta>
</office:document-meta>
</file>